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Lucida Grande', 'Lucida Sans Unicode', 'Lucida Sans', Verdana, Tahoma, sans-serif"/>
    <style:font-face style:name="Lohit Devanagari1" svg:font-family="'Lohit Devanagari'"/>
    <style:font-face style:name="SFMono-Regular" svg:font-family="SFMono-Regular, Menlo, Consolas, 'Liberation Mono', 'Courier New', monospace"/>
    <style:font-face style:name="Times New Roman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fc9" officeooo:paragraph-rsid="0009efc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9efc9" officeooo:paragraph-rsid="0009efc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9efc9" officeooo:paragraph-rsid="0009efc9" fo:background-color="#fff200"/>
    </style:style>
    <style:style style:name="P4" style:family="paragraph" style:parent-style-name="Standard">
      <style:text-properties officeooo:rsid="000bc1b3" officeooo:paragraph-rsid="000bc1b3" fo:background-color="#fff200"/>
    </style:style>
    <style:style style:name="P5" style:family="paragraph" style:parent-style-name="Standard">
      <style:text-properties officeooo:rsid="000bc1b3" officeooo:paragraph-rsid="000bc1b3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0bc1b3" officeooo:paragraph-rsid="000bc1b3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0c6369" officeooo:paragraph-rsid="000c6369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0c812a" officeooo:paragraph-rsid="000c812a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0dbc78" officeooo:paragraph-rsid="000dbc78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0ed2e5" officeooo:paragraph-rsid="000ed2e5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3f26e" officeooo:paragraph-rsid="0013f26e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a50a4" officeooo:paragraph-rsid="001a50a4" fo:background-color="#1e1e1e"/>
    </style:style>
    <style:style style:name="P14" style:family="paragraph" style:parent-style-name="Standard">
      <style:text-properties officeooo:rsid="000c6369" officeooo:paragraph-rsid="000c6369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text-properties officeooo:rsid="000c6369" officeooo:paragraph-rsid="000c6369" fo:background-color="#ff99ff"/>
    </style:style>
    <style:style style:name="P17" style:family="paragraph" style:parent-style-name="Standard">
      <style:text-properties officeooo:rsid="000dbc78" officeooo:paragraph-rsid="000dbc78" fo:background-color="#ff99ff"/>
    </style:style>
    <style:style style:name="P18" style:family="paragraph" style:parent-style-name="Standard">
      <style:text-properties officeooo:rsid="000ed2e5" officeooo:paragraph-rsid="000ed2e5" fo:background-color="#ff99ff"/>
    </style:style>
    <style:style style:name="P19" style:family="paragraph" style:parent-style-name="Standard">
      <style:text-properties officeooo:rsid="000c812a" officeooo:paragraph-rsid="000c812a"/>
    </style:style>
    <style:style style:name="P20" style:family="paragraph" style:parent-style-name="Standard">
      <style:text-properties officeooo:rsid="000dbc78" officeooo:paragraph-rsid="000dbc78"/>
    </style:style>
    <style:style style:name="P21" style:family="paragraph" style:parent-style-name="Standard">
      <style:text-properties officeooo:rsid="000dbc78" officeooo:paragraph-rsid="000dbc78" fo:background-color="#ff9999"/>
    </style:style>
    <style:style style:name="P22" style:family="paragraph" style:parent-style-name="Standard">
      <style:text-properties officeooo:rsid="000ed2e5" officeooo:paragraph-rsid="000ed2e5"/>
    </style:style>
    <style:style style:name="P23" style:family="paragraph" style:parent-style-name="Standard">
      <style:text-properties fo:color="#ce181e" officeooo:rsid="00101016" officeooo:paragraph-rsid="00101016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5" style:family="paragraph" style:parent-style-name="Standard">
      <style:text-properties fo:color="#6a9955" style:font-name="Droid Sans Mono" fo:font-size="10.5pt" fo:font-weight="normal" officeooo:rsid="00101016" officeooo:paragraph-rsid="00101016" fo:background-color="#1e1e1e"/>
    </style:style>
    <style:style style:name="P26" style:family="paragraph" style:parent-style-name="Standard">
      <style:text-properties fo:color="#6a9955" style:font-name="Droid Sans Mono" fo:font-size="10.5pt" fo:font-weight="normal" officeooo:rsid="00125856" officeooo:paragraph-rsid="00125856" fo:background-color="#1e1e1e"/>
    </style:style>
    <style:style style:name="P27" style:family="paragraph" style:parent-style-name="Standard">
      <style:text-properties fo:color="#6a9955" style:font-name="Droid Sans Mono" fo:font-size="10.5pt" fo:font-weight="normal" officeooo:rsid="0013f26e" officeooo:paragraph-rsid="0013f26e" fo:background-color="#1e1e1e"/>
    </style:style>
    <style:style style:name="P28" style:family="paragraph" style:parent-style-name="Standard">
      <style:text-properties fo:color="#6a9955" style:font-name="Droid Sans Mono" fo:font-size="10.5pt" fo:font-weight="normal" officeooo:rsid="001913be" officeooo:paragraph-rsid="001913be" fo:background-color="#1e1e1e"/>
    </style:style>
    <style:style style:name="P29" style:family="paragraph" style:parent-style-name="Standard">
      <style:text-properties fo:color="#000000" officeooo:rsid="00122e1c" officeooo:paragraph-rsid="00122e1c"/>
    </style:style>
    <style:style style:name="P30" style:family="paragraph" style:parent-style-name="Standard">
      <style:text-properties fo:color="#000000" officeooo:rsid="00125856" officeooo:paragraph-rsid="00125856"/>
    </style:style>
    <style:style style:name="P31" style:family="paragraph" style:parent-style-name="Standard">
      <style:text-properties fo:color="#000000" officeooo:rsid="00125856" officeooo:paragraph-rsid="00125856" fo:background-color="#ff99ff"/>
    </style:style>
    <style:style style:name="P32" style:family="paragraph" style:parent-style-name="Standard">
      <style:text-properties fo:color="#000000" officeooo:rsid="00125856" officeooo:paragraph-rsid="00125856" fo:background-color="#ffff99"/>
    </style:style>
    <style:style style:name="P33" style:family="paragraph" style:parent-style-name="Standard">
      <style:text-properties fo:color="#000000" officeooo:rsid="0013f26e" officeooo:paragraph-rsid="0013f26e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5" style:family="paragraph" style:parent-style-name="Standard">
      <style:text-properties fo:color="#000000" officeooo:rsid="001913be" officeooo:paragraph-rsid="001913be"/>
    </style:style>
    <style:style style:name="P36" style:family="paragraph" style:parent-style-name="Standard">
      <style:text-properties fo:color="#000000" style:text-underline-style="solid" style:text-underline-width="auto" style:text-underline-color="font-color" fo:font-weight="bold" officeooo:rsid="001a4fe1" officeooo:paragraph-rsid="001a4fe1" style:font-weight-asian="bold" style:font-weight-complex="bold"/>
    </style:style>
    <style:style style:name="P37" style:family="paragraph" style:parent-style-name="Standard">
      <style:text-properties fo:color="#000000" officeooo:rsid="001a50a4" officeooo:paragraph-rsid="001a50a4"/>
    </style:style>
    <style:style style:name="P38" style:family="paragraph" style:parent-style-name="Standard">
      <style:text-properties fo:color="#000000" officeooo:rsid="001abf64" officeooo:paragraph-rsid="001abf64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333333" style:font-name="Lato" fo:font-size="12pt" fo:letter-spacing="normal" fo:font-style="normal" fo:font-weight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42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2f2f2"/>
    </style:style>
    <style:style style:name="P43" style:family="paragraph" style:parent-style-name="Heading_20_1">
      <style:text-properties officeooo:rsid="000dbc78" officeooo:paragraph-rsid="000dbc78"/>
    </style:style>
    <style:style style:name="P44" style:family="paragraph" style:parent-style-name="Heading_20_1">
      <style:text-properties fo:color="#000000" officeooo:rsid="0013f26e" officeooo:paragraph-rsid="0013f26e"/>
    </style:style>
    <style:style style:name="P45" style:family="paragraph" style:parent-style-name="Heading_20_2">
      <style:text-properties officeooo:rsid="000c6369" officeooo:paragraph-rsid="000c6369"/>
    </style:style>
    <style:style style:name="P46" style:family="paragraph" style:parent-style-name="Heading_20_2">
      <style:text-properties fo:font-variant="normal" fo:text-transform="none" fo:color="#333333" style:font-name="Lato" fo:letter-spacing="normal" fo:font-style="normal" fo:font-weight="bold" officeooo:rsid="0013f26e" officeooo:paragraph-rsid="0013f26e"/>
    </style:style>
    <style:style style:name="P47" style:family="paragraph" style:parent-style-name="Preformatted_20_Text">
      <loext:graphic-properties draw:fill="solid" draw:fill-color="#f2f2f2" draw:opacity="100%"/>
      <style:paragraph-properties fo:margin-top="0cm" fo:margin-bottom="0cm" loext:contextual-spacing="false" fo:line-height="150%" fo:orphans="2" fo:widows="2" fo:background-color="#f2f2f2"/>
    </style:style>
    <style:style style:name="P48" style:family="paragraph" style:parent-style-name="Standard">
      <style:text-properties fo:color="#000000" fo:font-weight="bold" officeooo:rsid="001d9b82" officeooo:paragraph-rsid="001d9b82" style:font-weight-asian="bold" style:font-weight-complex="bold"/>
    </style:style>
    <style:style style:name="P4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200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text-properties fo:color="#d4d4d4" style:font-name="Droid Sans Mono" fo:font-size="10.5pt" fo:font-weight="normal" officeooo:rsid="0021488d" officeooo:paragraph-rsid="0021488d" fo:background-color="#1e1e1e"/>
    </style:style>
    <style:style style:name="P52" style:family="paragraph" style:parent-style-name="Standard">
      <style:text-properties fo:color="#d4d4d4" style:font-name="Droid Sans Mono" fo:font-size="10.5pt" fo:font-weight="normal" officeooo:rsid="00217c55" officeooo:paragraph-rsid="00217c55" fo:background-color="#1e1e1e"/>
    </style:style>
    <style:style style:name="P53" style:family="paragraph" style:parent-style-name="Standard">
      <style:text-properties fo:color="#d4d4d4" style:font-name="Droid Sans Mono" fo:font-size="10.5pt" fo:font-weight="normal" officeooo:rsid="0022e853" officeooo:paragraph-rsid="0022e853" fo:background-color="#1e1e1e"/>
    </style:style>
    <style:style style:name="P54" style:family="paragraph" style:parent-style-name="Standard">
      <style:text-properties fo:color="#d4d4d4" style:font-name="Droid Sans Mono" fo:font-size="10.5pt" fo:font-weight="normal" officeooo:rsid="0024794f" officeooo:paragraph-rsid="0024794f" fo:background-color="#1e1e1e"/>
    </style:style>
    <style:style style:name="P55" style:family="paragraph" style:parent-style-name="Standard">
      <style:text-properties fo:color="#d4d4d4" style:font-name="Droid Sans Mono" fo:font-size="10.5pt" fo:font-weight="normal" officeooo:rsid="0025a7ba" officeooo:paragraph-rsid="0025a7ba" fo:background-color="#1e1e1e"/>
    </style:style>
    <style:style style:name="P56" style:family="paragraph" style:parent-style-name="Standard">
      <style:text-properties fo:color="#d4d4d4" style:font-name="Droid Sans Mono" fo:font-size="10.5pt" fo:font-weight="normal" officeooo:rsid="002711d1" officeooo:paragraph-rsid="002711d1" fo:background-color="#1e1e1e"/>
    </style:style>
    <style:style style:name="P57" style:family="paragraph" style:parent-style-name="Standard">
      <style:text-properties fo:color="#d4d4d4" style:font-name="Droid Sans Mono" fo:font-size="10.5pt" fo:font-weight="normal" officeooo:rsid="00286067" officeooo:paragraph-rsid="00286067" fo:background-color="#1e1e1e"/>
    </style:style>
    <style:style style:name="P5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9" style:family="paragraph" style:parent-style-name="Standard">
      <style:paragraph-properties style:line-height-at-least="0.503cm"/>
    </style:style>
    <style:style style:name="P60" style:family="paragraph" style:parent-style-name="Standard">
      <style:text-properties fo:font-variant="normal" fo:text-transform="none" fo:color="#000000" style:font-name="monospace" fo:font-size="14pt" fo:letter-spacing="normal" fo:font-style="normal" fo:font-weight="normal" officeooo:rsid="00286067" officeooo:paragraph-rsid="00286067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Droid Sans Mono" fo:font-size="10.5pt" fo:font-weight="normal" officeooo:rsid="002c6e70" officeooo:paragraph-rsid="002c6e70" fo:background-color="#1e1e1e"/>
    </style:style>
    <style:style style:name="P62" style:family="paragraph" style:parent-style-name="Text_20_body">
      <style:text-properties officeooo:rsid="001f677d" officeooo:paragraph-rsid="001f677d"/>
    </style:style>
    <style:style style:name="P63" style:family="paragraph" style:parent-style-name="Text_20_body">
      <style:text-properties officeooo:rsid="0021488d" officeooo:paragraph-rsid="0021488d"/>
    </style:style>
    <style:style style:name="P64" style:family="paragraph" style:parent-style-name="Text_20_body">
      <style:text-properties officeooo:rsid="00217c55" officeooo:paragraph-rsid="00217c55"/>
    </style:style>
    <style:style style:name="P65" style:family="paragraph" style:parent-style-name="Text_20_body">
      <style:text-properties officeooo:rsid="0022e853" officeooo:paragraph-rsid="0022e853"/>
    </style:style>
    <style:style style:name="P66" style:family="paragraph" style:parent-style-name="Text_20_body">
      <style:text-properties officeooo:rsid="0024794f" officeooo:paragraph-rsid="0024794f"/>
    </style:style>
    <style:style style:name="P67" style:family="paragraph" style:parent-style-name="Text_20_body">
      <style:text-properties officeooo:rsid="00255654" officeooo:paragraph-rsid="00255654"/>
    </style:style>
    <style:style style:name="P68" style:family="paragraph" style:parent-style-name="Text_20_body">
      <style:text-properties officeooo:paragraph-rsid="00255654"/>
    </style:style>
    <style:style style:name="P69" style:family="paragraph" style:parent-style-name="Text_20_body">
      <style:text-properties officeooo:rsid="0025a7ba" officeooo:paragraph-rsid="0025a7ba"/>
    </style:style>
    <style:style style:name="P70" style:family="paragraph" style:parent-style-name="Text_20_body">
      <style:text-properties officeooo:rsid="002711d1" officeooo:paragraph-rsid="002711d1"/>
    </style:style>
    <style:style style:name="P71" style:family="paragraph" style:parent-style-name="Text_20_body">
      <style:text-properties officeooo:rsid="00286067" officeooo:paragraph-rsid="00286067"/>
    </style:style>
    <style:style style:name="P7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7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7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76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77" style:family="paragraph" style:parent-style-name="Text_20_body">
      <style:paragraph-properties fo:margin-left="0cm" fo:margin-right="0cm" fo:orphans="2" fo:widows="2" fo:text-indent="0cm" style:auto-text-indent="false"/>
    </style:style>
    <style:style style:name="P78" style:family="paragraph" style:parent-style-name="Text_20_body">
      <style:paragraph-properties fo:margin-left="0cm" fo:margin-right="0cm" fo:orphans="2" fo:widows="2" fo:text-indent="0cm" style:auto-text-indent="false"/>
      <style:text-properties officeooo:rsid="002c6e70" officeooo:paragraph-rsid="002c6e70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  <style:text-properties officeooo:rsid="002d2dcd" officeooo:paragraph-rsid="002d2dcd"/>
    </style:style>
    <style:style style:name="P80" style:family="paragraph" style:parent-style-name="Text_20_body">
      <style:paragraph-properties fo:margin-left="0cm" fo:margin-right="0cm" fo:orphans="2" fo:widows="2" fo:text-indent="0cm" style:auto-text-indent="false"/>
      <style:text-properties officeooo:rsid="002d693c" officeooo:paragraph-rsid="002d693c"/>
    </style:style>
    <style:style style:name="P81" style:family="paragraph" style:parent-style-name="Heading_20_1">
      <style:text-properties fo:color="#000000" officeooo:rsid="001d9b82" officeooo:paragraph-rsid="001d9b82"/>
    </style:style>
    <style:style style:name="P82" style:family="paragraph" style:parent-style-name="Heading_20_1">
      <style:text-properties fo:font-variant="normal" fo:text-transform="none" fo:color="#000000" style:font-name="Times New Roman" fo:letter-spacing="normal" fo:font-style="normal" officeooo:rsid="00217c55" officeooo:paragraph-rsid="00217c55"/>
    </style:style>
    <style:style style:name="P83" style:family="paragraph" style:parent-style-name="Preformatted_20_Text">
      <style:text-properties fo:font-variant="normal" fo:text-transform="none" fo:color="#000000" fo:letter-spacing="normal" fo:font-style="normal" fo:font-weight="normal" officeooo:rsid="001f677d" officeooo:paragraph-rsid="001f677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10.5pt" fo:font-weight="normal" fo:background-color="#1e1e1e" loext:char-shading-value="0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569cd6"/>
    </style:style>
    <style:style style:name="T10" style:family="text">
      <style:text-properties fo:color="#b5cea8"/>
    </style:style>
    <style:style style:name="T11" style:family="text">
      <style:text-properties fo:color="#4ec9b0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background-color="#ffff99" loext:char-shading-value="0"/>
    </style:style>
    <style:style style:name="T15" style:family="text">
      <style:text-properties fo:font-variant="normal" fo:text-transform="none" fo:color="#333333" style:font-name="Lato" fo:letter-spacing="normal" fo:font-style="normal" fo:font-weight="bold"/>
    </style:style>
    <style:style style:name="T16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17" style:family="text">
      <style:text-properties fo:font-variant="normal" fo:text-transform="none" fo:color="#333333" style:font-name="SFMono-Regular" fo:letter-spacing="normal" fo:font-style="normal" fo:font-weight="normal" fo:background-color="#f2f2f2" loext:char-shading-value="0" loext:padding="0cm" loext:border="none"/>
    </style:style>
    <style:style style:name="T18" style:family="text">
      <style:text-properties fo:font-variant="normal" fo:text-transform="none" fo:color="#707070" style:text-line-through-style="none" style:text-line-through-type="none" style:font-name="Lato" fo:letter-spacing="normal" fo:font-style="normal" style:text-underline-style="none" fo:font-weight="bold" style:text-blinking="false" loext:padding="0cm" loext:border="none"/>
    </style:style>
    <style:style style:name="T19" style:family="text">
      <style:text-properties fo:font-variant="normal" fo:text-transform="none" fo:color="#333388" style:font-name="SFMono-Regular" fo:letter-spacing="normal" fo:font-style="normal" fo:font-weight="normal" fo:background-color="#f2f2f2" loext:char-shading-value="0" loext:padding="0cm" loext:border="none"/>
    </style:style>
    <style:style style:name="T20" style:family="text">
      <style:text-properties fo:font-variant="normal" fo:text-transform="none" fo:color="#040404" style:font-name="SFMono-Regular" fo:letter-spacing="normal" fo:font-style="normal" fo:font-weight="normal" fo:background-color="#f2f2f2" loext:char-shading-value="0" loext:padding="0cm" loext:border="none"/>
    </style:style>
    <style:style style:name="T21" style:family="text">
      <style:text-properties fo:font-variant="normal" fo:text-transform="none" fo:color="#040404" style:font-name="SFMono-Regular" fo:font-size="12pt" fo:letter-spacing="normal" fo:font-style="normal" fo:font-weight="normal" fo:background-color="#f2f2f2" loext:char-shading-value="0" loext:padding="0cm" loext:border="none"/>
    </style:style>
    <style:style style:name="T22" style:family="text">
      <style:text-properties fo:font-variant="normal" fo:text-transform="none" fo:color="#666666" style:font-name="SFMono-Regular" fo:letter-spacing="normal" fo:font-style="normal" fo:font-weight="normal" fo:background-color="#f2f2f2" loext:char-shading-value="0" loext:padding="0cm" loext:border="none"/>
    </style:style>
    <style:style style:name="T23" style:family="text">
      <style:text-properties fo:font-variant="normal" fo:text-transform="none" fo:color="#ffffff" style:font-name="Lato" fo:font-size="12pt" fo:letter-spacing="normal" fo:font-style="normal" fo:font-weight="normal" fo:background-color="#4eba0f" loext:char-shading-value="0"/>
    </style:style>
    <style:style style:name="T24" style:family="text">
      <style:text-properties fo:font-variant="normal" fo:text-transform="none" fo:color="#43853d" style:font-name="Lato" fo:font-size="12pt" fo:letter-spacing="normal" fo:font-style="normal" style:text-underline-style="solid" style:text-underline-width="auto" style:text-underline-color="font-color" fo:font-weight="normal" fo:background-color="#4eba0f" loext:char-shading-value="0" loext:padding="0cm" loext:border="none"/>
    </style:style>
    <style:style style:name="T25" style:family="text">
      <style:text-properties fo:font-variant="normal" fo:text-transform="none" fo:color="#e54305" style:font-name="SFMono-Regular" fo:letter-spacing="normal" fo:font-style="normal" fo:font-weight="normal" fo:background-color="#f2f2f2" loext:char-shading-value="0" loext:padding="0cm" loext:border="none"/>
    </style:style>
    <style:style style:name="T26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27" style:family="text">
      <style:text-properties fo:font-variant="normal" fo:text-transform="none" fo:color="#569cd6" style:font-name="monospace" fo:font-size="14pt" fo:letter-spacing="normal" fo:font-style="normal"/>
    </style:style>
    <style:style style:name="T28" style:family="text">
      <style:text-properties fo:font-variant="normal" fo:text-transform="none" style:font-name="monospace" fo:font-size="14pt" fo:letter-spacing="normal" fo:font-style="normal"/>
    </style:style>
    <style:style style:name="T29" style:family="text">
      <style:text-properties fo:font-variant="normal" fo:text-transform="none" fo:color="#9cdcfe" style:font-name="monospace" fo:font-size="14pt" fo:letter-spacing="normal" fo:font-style="normal"/>
    </style:style>
    <style:style style:name="T30" style:family="text">
      <style:text-properties fo:font-variant="normal" fo:text-transform="none" fo:color="#dcdcaa" style:font-name="monospace" fo:font-size="14pt" fo:letter-spacing="normal" fo:font-style="normal"/>
    </style:style>
    <style:style style:name="T31" style:family="text">
      <style:text-properties fo:font-variant="normal" fo:text-transform="none" fo:color="#ce9178" style:font-name="monospace" fo:font-size="14pt" fo:letter-spacing="normal" fo:font-style="normal"/>
    </style:style>
    <style:style style:name="T32" style:family="text">
      <style:text-properties fo:font-variant="normal" fo:text-transform="none" fo:color="#808080" style:font-name="monospace" fo:font-size="14pt" fo:letter-spacing="normal" fo:font-style="normal"/>
    </style:style>
    <style:style style:name="T33" style:family="text">
      <style:text-properties fo:font-variant="normal" fo:text-transform="none" fo:color="#d7ba7d" style:font-name="monospace" fo:font-size="14pt" fo:letter-spacing="normal" fo:font-style="normal"/>
    </style:style>
    <style:style style:name="T34" style:family="text">
      <style:text-properties fo:background-color="#ff99ff" loext:char-shading-value="0"/>
    </style:style>
    <style:style style:name="T35" style:family="text">
      <style:text-properties fo:color="#c586c0"/>
    </style:style>
    <style:style style:name="T36" style:family="text">
      <style:text-properties fo:font-weight="bold"/>
    </style:style>
    <style:style style:name="T37" style:family="text">
      <style:text-properties fo:color="#d4d4d4" style:font-name="Droid Sans Mono" fo:font-size="10.5pt" fo:font-weight="normal" fo:background-color="#1e1e1e" loext:char-shading-value="0"/>
    </style:style>
    <style:style style:name="T38" style:family="text">
      <style:text-properties officeooo:rsid="00255654"/>
    </style:style>
    <style:style style:name="T39" style:family="text">
      <style:text-properties fo:color="#808080"/>
    </style:style>
    <style:style style:name="T40" style:family="text">
      <style:text-properties fo:color="#008000"/>
    </style:style>
    <style:style style:name="T41" style:family="text">
      <style:text-properties fo:color="#0000ff"/>
    </style:style>
    <style:style style:name="T42" style:family="text">
      <style:text-properties officeooo:rsid="0029f7b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sa youtuba</text:p>
      <text:p text:style-name="P1"/>
      <text:p text:style-name="P1"><text:a xlink:type="simple" xlink:href="https://www.youtube.com/watch?v=fBNz5xF-Kx4&amp;t=616s" text:style-name="Internet_20_link" text:visited-style-name="Visited_20_Internet_20_Link">https://www.youtube.com/watch?v=fBNz5xF-Kx4&amp;t=616s</text:a></text:p>
      <text:p text:style-name="P1"/>
      <text:p text:style-name="P2">Node.js Crash Course</text:p>
      <text:p text:style-name="P1">U novom folderu otvorimo cmd i imamo</text:p>
      <text:p text:style-name="P1">&gt; ukucamo node +enter</text:p>
      <text:p text:style-name="P1">zorica@zorica-Inspiron-3531:~/vezbamnodejs/nodsajutuba$ <text:span text:style-name="T1">node</text:span></text:p>
      <text:p text:style-name="P1">&gt; 1+1</text:p>
      <text:p text:style-name="P1">2</text:p>
      <text:p text:style-name="P1">&gt; </text:p>
      <text:p text:style-name="P1">const name =“Zorica“</text:p>
      <text:p text:style-name="P1">console.log(name)</text:p>
      <text:p text:style-name="P1"/>
      <text:p text:style-name="P1">&gt; const name = 'Zorica'</text:p>
      <text:p text:style-name="P1">undefined</text:p>
      <text:p text:style-name="P1">&gt; console.log(name)</text:p>
      <text:p text:style-name="P1">Zorica</text:p>
      <text:p text:style-name="P1">undefined</text:p>
      <text:p text:style-name="P1">&gt; </text:p>
      <text:p text:style-name="P3">Moze i funkcija</text:p>
      <text:p text:style-name="P1">&gt; function zdravo(){</text:p>
      <text:p text:style-name="P1">... clear</text:p>
      <text:p text:style-name="P1">... }</text:p>
      <text:p text:style-name="P1">undefined</text:p>
      <text:p text:style-name="P1">&gt; function zdravo(){return 'zdravo'+name}</text:p>
      <text:p text:style-name="P1">undefined</text:p>
      <text:p text:style-name="P1">&gt; zdravo()</text:p>
      <text:p text:style-name="P1">'zdravoZorica'</text:p>
      <text:p text:style-name="P3">&gt; </text:p>
      <text:p text:style-name="P3">Izlaz iz Node</text:p>
      <text:p text:style-name="P1">(To exit, press ^C again or type .exit)</text:p>
      <text:p text:style-name="P1">&gt; </text:p>
      <text:p text:style-name="P1">zorica@zorica-Inspiron-3531:~/vezbamnodejs/nodsajutuba$ </text:p>
      <text:p text:style-name="P4">npm init</text:p>
      <text:p text:style-name="P5">I zna se.</text:p>
      <text:p text:style-name="P4">npm install uuid</text:p>
      <text:p text:style-name="P4">npm install -D nodemon</text:p>
      <text:p text:style-name="P5">Ovo sluzi da ne moramo stalno da restartujemo cmd pa node </text:p>
      <text:p text:style-name="P5">To se vidi u json-u ovako</text:p>
      <text:p text:style-name="P7">},</text:p>
      <text:p text:style-name="P6"><text:span text:style-name="T3">"devDependencies"</text:span>: {</text:p>
      <text:p text:style-name="P6"><text:span text:style-name="T3">"nodemon"</text:span>: <text:span text:style-name="T5">"^1.19.1"</text:span></text:p>
      <text:p text:style-name="P6">}</text:p>
      <text:p text:style-name="P6">}</text:p>
      <text:p text:style-name="P5">Kad hocemo da ga deploy onda nam node modules ne trebaju pa ga izbrisemo, ali u svakom slucaju sve to mozemo da vratimo tako sto otkucamo <text:span text:style-name="T7">npm install.</text:span></text:p>
      <text:p text:style-name="P14">Hocemo da napravimo drugi fajl i da ga ukljucimo onda</text:p>
      <text:p text:style-name="P14">/home/zorica/vezbamnodejs/nodsajutuba/person.js</text:p>
      <text:p text:style-name="P8"><text:span text:style-name="T9">const</text:span> <text:span text:style-name="T3">person</text:span> = {</text:p>
      <text:p text:style-name="P6"><text:span text:style-name="T3">name:</text:span> <text:span text:style-name="T5">'John Doe'</text:span>,</text:p>
      <text:p text:style-name="P6"><text:span text:style-name="T3">age:</text:span> <text:span text:style-name="T10">30</text:span></text:p>
      <text:p text:style-name="P6"><text:soft-page-break/>}</text:p>
      <text:p text:style-name="P6"><text:span text:style-name="T11">module</text:span>.<text:span text:style-name="T11">exports</text:span> = <text:span text:style-name="T3">person</text:span>;</text:p>
      <text:p text:style-name="P14"/>
      <text:p text:style-name="P14">A to unesemo u index i</text:p>
      <text:p text:style-name="P8"><text:span text:style-name="T9">const</text:span> <text:span text:style-name="T3">person</text:span> = <text:span text:style-name="T12">require</text:span>(<text:span text:style-name="T5">'./person'</text:span>);</text:p>
      <text:p text:style-name="P15"/>
      <text:p text:style-name="P6"><text:span text:style-name="T11">console</text:span>.<text:span text:style-name="T12">log</text:span>(<text:span text:style-name="T3">person</text:span>);</text:p>
      <text:p text:style-name="P14">Pa u cmd ukucamo</text:p>
      <text:p text:style-name="P14">zorica@zorica-Inspiron-3531:~/vezbamnodejs/nodsajutuba$ <text:span text:style-name="T1">node index</text:span></text:p>
      <text:p text:style-name="P16">{ name: 'John Doe', age: 30 }</text:p>
      <text:p text:style-name="P14">zorica@zorica-Inspiron-3531:~/vezbamnodejs/nodsajutuba$ </text:p>
      <text:p text:style-name="P14">Ako hocemo samo ime onda malo izmenimo</text:p>
      <text:p text:style-name="P8"><text:span text:style-name="T11">console</text:span>.<text:span text:style-name="T12">log</text:span>(<text:span text:style-name="T3">person</text:span>.<text:span text:style-name="T3">name</text:span>);</text:p>
      <text:p text:style-name="P14"/>
      <text:p text:style-name="P14">zorica@zorica-Inspiron-3531:~/vezbamnodejs/nodsajutuba$ <text:span text:style-name="T14">node index</text:span></text:p>
      <text:p text:style-name="P16">John Doe</text:p>
      <text:p text:style-name="P14">zorica@zorica-Inspiron-3531:~/vezbamnodejs/nodsajutuba$ </text:p>
      <text:p text:style-name="P19"/>
      <text:p text:style-name="P19">Ako hocemo <text:span text:style-name="T8">klase i objekte </text:span>moze ovako</text:p>
      <text:p text:style-name="P19">/home/zorica/vezbamnodejs/nodsajutuba/person.js</text:p>
      <text:p text:style-name="P9"><text:span text:style-name="T9">class</text:span> <text:span text:style-name="T11">Person</text:span> {</text:p>
      <text:p text:style-name="P6"><text:span text:style-name="T9">constructor</text:span>(<text:span text:style-name="T3">name</text:span>, <text:span text:style-name="T3">age</text:span>) {</text:p>
      <text:p text:style-name="P6"><text:span text:style-name="T9">this</text:span>.<text:span text:style-name="T3">name</text:span> = <text:span text:style-name="T3">name</text:span>;</text:p>
      <text:p text:style-name="P6"><text:span text:style-name="T9">this</text:span>.<text:span text:style-name="T3">age</text:span> = <text:span text:style-name="T3">age</text:span>;</text:p>
      <text:p text:style-name="P6">}</text:p>
      <text:p text:style-name="P6"><text:span text:style-name="T12">greeting</text:span>() {</text:p>
      <text:p text:style-name="P6"><text:span text:style-name="T11">console</text:span>.<text:span text:style-name="T12">log</text:span>(<text:span text:style-name="T5">'moje ime je'</text:span> + <text:span text:style-name="T9">this</text:span>.<text:span text:style-name="T3">name</text:span> + <text:span text:style-name="T5">' i ja imam'</text:span> + <text:span text:style-name="T9">this</text:span>.<text:span text:style-name="T3">age</text:span> + <text:span text:style-name="T5">' godina'</text:span>);</text:p>
      <text:p text:style-name="P6">}</text:p>
      <text:p text:style-name="P6">}</text:p>
      <text:p text:style-name="P6"><text:span text:style-name="T11">module</text:span>.<text:span text:style-name="T11">exports</text:span> = <text:span text:style-name="T3">Person</text:span>;</text:p>
      <text:p text:style-name="P19"/>
      <text:p text:style-name="P19">A u indexu</text:p>
      <text:p text:style-name="P9"><text:span text:style-name="T9">const</text:span> <text:span text:style-name="T3">Person</text:span> = <text:span text:style-name="T12">require</text:span>(<text:span text:style-name="T5">'./person'</text:span>);</text:p>
      <text:p text:style-name="P6"><text:span text:style-name="T9">const</text:span> <text:span text:style-name="T3">person1</text:span> = <text:span text:style-name="T9">new</text:span> <text:span text:style-name="T11">Person</text:span>(<text:span text:style-name="T5">'Zorica'</text:span>, <text:span text:style-name="T10">55</text:span>);</text:p>
      <text:p text:style-name="P6"><text:span text:style-name="T3">person1</text:span>.<text:span text:style-name="T12">greeting</text:span>();</text:p>
      <text:p text:style-name="P19"/>
      <text:p text:style-name="P14"/>
      <text:p text:style-name="P14">zorica@zorica-Inspiron-3531:~/vezbamnodejs/nodsajutuba$ <text:span text:style-name="T14">node index</text:span></text:p>
      <text:p text:style-name="P16">moje ime jeZorica i ja imam55 godina</text:p>
      <text:p text:style-name="P14"/>
      <text:h text:style-name="P45" text:outline-level="2"><text:span text:style-name="T15">The module wrapper</text:span><text:bookmark text:name="modules_the_module_wrapper"/><text:a xlink:type="simple" xlink:href="https://nodejs.org/dist/latest-v10.x/docs/api/modules.html#modules_the_module_wrapper" text:style-name="Internet_20_link" text:visited-style-name="Visited_20_Internet_20_Link"><text:span text:style-name="T18">#</text:span></text:a></text:h>
      <text:p text:style-name="P40">Before a module's code is executed, Node.js will wrap it with a function wrapper that looks like the following:</text:p>
      <text:p text:style-name="P42"><text:span text:style-name="Source_20_Text"><text:span text:style-name="T17">(</text:span></text:span><text:span text:style-name="Source_20_Text"><text:span text:style-name="T19">function</text:span></text:span><text:span text:style-name="Source_20_Text"><text:span text:style-name="T17">(</text:span></text:span><text:span text:style-name="Source_20_Text"><text:span text:style-name="T20">exports</text:span></text:span><text:span text:style-name="Source_20_Text"><text:span text:style-name="T17">,</text:span></text:span><text:span text:style-name="Source_20_Text"><text:span text:style-name="T20"> require</text:span></text:span><text:span text:style-name="Source_20_Text"><text:span text:style-name="T17">,</text:span></text:span><text:span text:style-name="Source_20_Text"><text:span text:style-name="T20"> module</text:span></text:span><text:span text:style-name="Source_20_Text"><text:span text:style-name="T17">,</text:span></text:span><text:span text:style-name="Source_20_Text"><text:span text:style-name="T20"> __filename</text:span></text:span><text:span text:style-name="Source_20_Text"><text:span text:style-name="T17">,</text:span></text:span><text:span text:style-name="Source_20_Text"><text:span text:style-name="T20"> __dirname</text:span></text:span><text:span text:style-name="Source_20_Text"><text:span text:style-name="T17">)</text:span></text:span><text:span text:style-name="Source_20_Text"><text:span text:style-name="T20"> </text:span></text:span><text:span text:style-name="Source_20_Text"><text:span text:style-name="T17">{</text:span></text:span></text:p>
      <text:p text:style-name="P47"><text:span text:style-name="Source_20_Text"><text:span text:style-name="T22">// Module code actually lives in here</text:span></text:span></text:p>
      <text:p text:style-name="P47"><text:span text:style-name="Source_20_Text"><text:span text:style-name="T17">});</text:span></text:span></text:p>
      <text:p text:style-name="P20">Dosamo u person</text:p>
      <text:p text:style-name="P10"><text:span text:style-name="T11">console</text:span>.<text:span text:style-name="T12">log</text:span>(<text:span text:style-name="T3">__dirname</text:span>, <text:span text:style-name="T3">__filename</text:span>);</text:p>
      <text:p text:style-name="P20">i </text:p>
      <text:p text:style-name="P20"><text:soft-page-break/>zorica@zorica-Inspiron-3531:~/vezbamnodejs/nodsajutuba$ <text:span text:style-name="T14">node index</text:span></text:p>
      <text:p text:style-name="P17">/home/zorica/vezbamnodejs/nodsajutuba /home/zorica/vezbamnodejs/nodsajutuba/person.js</text:p>
      <text:p text:style-name="P21">moje ime jeZorica i ja imam55 godina</text:p>
      <text:p text:style-name="P20"/>
      <text:p text:style-name="P20">A sada jedan core module Path</text:p>
      <text:h text:style-name="P43" text:outline-level="1"><text:span text:style-name="T15">Path</text:span><text:bookmark text:name="path_path"/><text:a xlink:type="simple" xlink:href="https://nodejs.org/dist/latest-v10.x/docs/api/path.html#path_path" text:style-name="Internet_20_link" text:visited-style-name="Visited_20_Internet_20_Link"><text:span text:style-name="T18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4">Stability: 2</text:span></text:a><text:span text:style-name="T23"> - Stable</text:span></text:p>
      <text:p text:style-name="P41"><text:span text:style-name="T16">The </text:span><text:span text:style-name="Source_20_Text"><text:span text:style-name="T21">path</text:span></text:span><text:span text:style-name="T16"> module provides utilities for working with file and directory paths. It can be accessed using:</text:span></text:p>
      <text:p text:style-name="P42"><text:span text:style-name="Source_20_Text"><text:span text:style-name="T19">const</text:span></text:span><text:span text:style-name="Source_20_Text"><text:span text:style-name="T20"> path </text:span></text:span><text:span text:style-name="Source_20_Text"><text:span text:style-name="T17">=</text:span></text:span><text:span text:style-name="Source_20_Text"><text:span text:style-name="T20"> require</text:span></text:span><text:span text:style-name="Source_20_Text"><text:span text:style-name="T17">(</text:span></text:span><text:span text:style-name="Source_20_Text"><text:span text:style-name="T25">'path'</text:span></text:span><text:span text:style-name="Source_20_Text"><text:span text:style-name="T17">);</text:span></text:span></text:p>
      <text:p text:style-name="P22">Napravimo nov folder i u njemu fajl</text:p>
      <text:p text:style-name="P22">/home/zorica/vezbamnodejs/nodsajutuba/reference/path_demo.js</text:p>
      <text:p text:style-name="P22"/>
      <text:p text:style-name="P22">zorica@zorica-Inspiron-3531:~/vezbamnodejs/nodsajutuba$ cd reference</text:p>
      <text:p text:style-name="P22">zorica@zorica-Inspiron-3531:~/vezbamnodejs/nodsajutuba/reference$ node path_demo</text:p>
      <text:p text:style-name="P22">Pa ajd nesto da napisemo</text:p>
      <text:p text:style-name="P11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11">console</text:span>.<text:span text:style-name="T12">log</text:span>(<text:span text:style-name="T3">__filename</text:span>);</text:p>
      <text:p text:style-name="P22"/>
      <text:p text:style-name="P22">zorica@zorica-Inspiron-3531:~/vezbamnodejs/nodsajutuba/reference$ node path_demo</text:p>
      <text:p text:style-name="P22">/home/zorica/vezbamnodejs/nodsajutuba/reference/path_demo.js</text:p>
      <text:p text:style-name="P22"/>
      <text:p text:style-name="P22">Ali ako promenimo</text:p>
      <text:p text:style-name="P11"><text:span text:style-name="T11">console</text:span>.<text:span text:style-name="T12">log</text:span>(<text:span text:style-name="T3">path</text:span>.<text:span text:style-name="T12">basename</text:span>(<text:span text:style-name="T3">__filename</text:span>));</text:p>
      <text:p text:style-name="P22">Onda</text:p>
      <text:p text:style-name="P22">zorica@zorica-Inspiron-3531:~/vezbamnodejs/nodsajutuba/reference$ node path_demo</text:p>
      <text:p text:style-name="P22">path_demo.js</text:p>
      <text:p text:style-name="P11"><text:span text:style-name="T11">console</text:span>.<text:span text:style-name="T12">log</text:span>(<text:span text:style-name="T3">path</text:span>.<text:span text:style-name="T12">basename</text:span>(<text:span text:style-name="T3">__filename</text:span>));</text:p>
      <text:p text:style-name="P6"><text:span text:style-name="T11">console</text:span>.<text:span text:style-name="T12">log</text:span>(<text:span text:style-name="T3">path</text:span>.<text:span text:style-name="T12">dirname</text:span>(<text:span text:style-name="T3">__filename</text:span>));</text:p>
      <text:p text:style-name="P6"><text:span text:style-name="T11">console</text:span>.<text:span text:style-name="T12">log</text:span>(<text:span text:style-name="T3">path</text:span>.<text:span text:style-name="T12">extname</text:span>(<text:span text:style-name="T3">__filename</text:span>));</text:p>
      <text:p text:style-name="P6"/>
      <text:p text:style-name="P22">zorica@zorica-Inspiron-3531:~/vezbamnodejs/nodsajutuba/reference$ node path_demo</text:p>
      <text:p text:style-name="P22">path_demo.js</text:p>
      <text:p text:style-name="P22">zorica@zorica-Inspiron-3531:~/vezbamnodejs/nodsajutuba/reference$ <text:span text:style-name="T34">node path_demo</text:span></text:p>
      <text:p text:style-name="P18">path_demo.js</text:p>
      <text:p text:style-name="P22">/home/zorica/vezbamnodejs/nodsajutuba/reference</text:p>
      <text:p text:style-name="P22">zorica@zorica-Inspiron-3531:~/vezbamnodejs/nodsajutuba/reference$ <text:span text:style-name="T34">node path_demopath_demo.js</text:span></text:p>
      <text:p text:style-name="P22">/home/zorica/vezbamnodejs/nodsajutuba/reference</text:p>
      <text:p text:style-name="P22">.js</text:p>
      <text:p text:style-name="P23">29:28</text:p>
      <text:p text:style-name="P25">//Create path object</text:p>
      <text:p text:style-name="P6"><text:span text:style-name="T11">console</text:span>.<text:span text:style-name="T12">log</text:span>(<text:span text:style-name="T3">path</text:span>.<text:span text:style-name="T12">parse</text:span>(<text:span text:style-name="T3">__filename</text:span>));</text:p>
      <text:p text:style-name="P23"/>
      <text:p text:style-name="P23">zorica@zorica-Inspiron-3531:~/vezbamnodejs/nodsajutuba/reference$ node path_demo</text:p>
      <text:p text:style-name="P23">path_demo.js</text:p>
      <text:p text:style-name="P23">/home/zorica/vezbamnodejs/nodsajutuba/reference</text:p>
      <text:p text:style-name="P23">.js</text:p>
      <text:p text:style-name="P23"><text:soft-page-break/>{ root: '/',</text:p>
      <text:p text:style-name="P23"><text:s text:c="2"/>dir: '/home/zorica/vezbamnodejs/nodsajutuba/reference',</text:p>
      <text:p text:style-name="P23"><text:s text:c="2"/>base: 'path_demo.js',</text:p>
      <text:p text:style-name="P23"><text:s text:c="2"/>ext: '.js',</text:p>
      <text:p text:style-name="P23"><text:s text:c="2"/>name: 'path_demo' }</text:p>
      <text:p text:style-name="P29">Dan nam path kao object sa svim karakteristikama.</text:p>
      <text:p text:style-name="P29"/>
      <text:p text:style-name="P30">Nadovezivanje putanje</text:p>
      <text:p text:style-name="P26">// Concatenate paths</text:p>
      <text:p text:style-name="P6"><text:span text:style-name="T11">console</text:span>.<text:span text:style-name="T12">log</text:span>(<text:span text:style-name="T3">path</text:span>.<text:span text:style-name="T12">join</text:span>(<text:span text:style-name="T3">__dirname</text:span>, <text:span text:style-name="T5">'test'</text:span>, <text:span text:style-name="T5">'hello.html'</text:span>));</text:p>
      <text:p text:style-name="P6"/>
      <text:p text:style-name="P30">zorica@zorica-Inspiron-3531:~/vezbamnodejs/nodsajutuba/reference$ <text:span text:style-name="T14">node path_demo</text:span></text:p>
      <text:p text:style-name="P32">path_demo.js</text:p>
      <text:p text:style-name="P30">/home/zorica/vezbamnodejs/nodsajutuba/reference</text:p>
      <text:p text:style-name="P30">.js</text:p>
      <text:p text:style-name="P30">{ root: '/',</text:p>
      <text:p text:style-name="P30"><text:s text:c="2"/>dir: '/home/zorica/vezbamnodejs/nodsajutuba/reference',</text:p>
      <text:p text:style-name="P30"><text:s text:c="2"/>base: 'path_demo.js',</text:p>
      <text:p text:style-name="P30"><text:s text:c="2"/>ext: '.js',</text:p>
      <text:p text:style-name="P30"><text:s text:c="2"/>name: 'path_demo' }</text:p>
      <text:p text:style-name="P31">/home/zorica/vezbamnodejs/nodsajutuba/reference/test/hello.html</text:p>
      <text:p text:style-name="P30"/>
      <text:p text:style-name="P30"/>
      <text:p text:style-name="P30"/>
      <text:p text:style-name="P33">Sada FS sistem</text:p>
      <text:h text:style-name="P44" text:outline-level="1"><text:span text:style-name="T15">File System</text:span><text:bookmark text:name="fs_file_system"/><text:a xlink:type="simple" xlink:href="https://nodejs.org/dist/latest-v10.x/docs/api/fs.html#fs_file_system" text:style-name="Internet_20_link" text:visited-style-name="Visited_20_Internet_20_Link"><text:span text:style-name="T18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4">Stability: 2</text:span></text:a><text:span text:style-name="T23"> - Stable</text:span></text:p>
      <text:p text:style-name="P41"><text:span text:style-name="T16">The </text:span><text:span text:style-name="Source_20_Text"><text:span text:style-name="T21">fs</text:span></text:span><text:span text:style-name="T16"> module provides an API for interacting with the file system in a manner closely modeled around standard POSIX functions.</text:span></text:p>
      <text:p text:style-name="P40">To use this module:</text:p>
      <text:p text:style-name="P42"><text:span text:style-name="Source_20_Text"><text:span text:style-name="T19">const</text:span></text:span><text:span text:style-name="Source_20_Text"><text:span text:style-name="T20"> fs </text:span></text:span><text:span text:style-name="Source_20_Text"><text:span text:style-name="T17">=</text:span></text:span><text:span text:style-name="Source_20_Text"><text:span text:style-name="T20"> require</text:span></text:span><text:span text:style-name="Source_20_Text"><text:span text:style-name="T17">(</text:span></text:span><text:span text:style-name="Source_20_Text"><text:span text:style-name="T25">'fs'</text:span></text:span><text:span text:style-name="Source_20_Text"><text:span text:style-name="T17">);</text:span></text:span></text:p>
      <text:h text:style-name="P46" text:outline-level="2">fs.mkdir(path[, options], callback)</text:h>
      <text:p text:style-name="P33">Ovo je asinhrona metoda a mi cemo da radimo sinhronu metodu.</text:p>
      <text:h text:style-name="P46" text:outline-level="2">fs.mkdirSync(path[, options])</text:h>
      <text:p text:style-name="P33">/home/zorica/vezbamnodejs/nodsajutuba/reference/fs_demo.js</text:p>
      <text:p text:style-name="P12"><text:span text:style-name="T9">const</text:span> <text:span text:style-name="T3">fs</text:span> = <text:span text:style-name="T12">require</text:span>(<text:span text:style-name="T5">'fs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3">fs</text:span>.<text:span text:style-name="T12">mkdir</text:span>(<text:span text:style-name="T3">path</text:span>.<text:span text:style-name="T12">join</text:span>(<text:span text:style-name="T3">__dirname</text:span>, <text:span text:style-name="T5">'/test'</text:span>), {}, <text:span text:style-name="T3">err</text:span>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11">console</text:span>.<text:span text:style-name="T12">log</text:span>(<text:span text:style-name="T5">'Folder created..'</text:span>);</text:p>
      <text:p text:style-name="P6">});</text:p>
      <text:p text:style-name="P15"/>
      <text:p text:style-name="P24">//Create folder</text:p>
      <text:p text:style-name="P34"><text:soft-page-break/>zorica@zorica-Inspiron-3531:~/vezbamnodejs/nodsajutuba/reference$ node fs_demo</text:p>
      <text:p text:style-name="P34">Folder created..</text:p>
      <text:p text:style-name="P33"/>
      <text:p text:style-name="P33"/>
      <text:p text:style-name="P24">//Create and write to file</text:p>
      <text:p text:style-name="P6"><text:span text:style-name="T3">fs</text:span>.<text:span text:style-name="T12">writeFile</text:span>(<text:span text:style-name="T3">path</text:span>.<text:span text:style-name="T12">join</text:span>(<text:span text:style-name="T3">__dirname</text:span>, <text:span text:style-name="T5">'./test'</text:span>, <text:span text:style-name="T5">'hello.txt'</text:span>), <text:span text:style-name="T5">'Zdravo bre'</text:span>, <text:span text:style-name="T3">err</text:span>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11">console</text:span>.<text:span text:style-name="T12">log</text:span>(<text:span text:style-name="T5">'Folder written..'</text:span>);</text:p>
      <text:p text:style-name="P6">});</text:p>
      <text:p text:style-name="P33"/>
      <text:p text:style-name="P33">zorica@zorica-Inspiron-3531:~/vezbamnodejs/nodsajutuba/reference$ node fs_demo</text:p>
      <text:p text:style-name="P33">Folder written..</text:p>
      <text:p text:style-name="P33"/>
      <text:p text:style-name="P27">//Create and write to file</text:p>
      <text:p text:style-name="P6"><text:span text:style-name="T3">fs</text:span>.<text:span text:style-name="T12">writeFile</text:span>(<text:span text:style-name="T3">path</text:span>.<text:span text:style-name="T12">join</text:span>(<text:span text:style-name="T3">__dirname</text:span>, <text:span text:style-name="T5">'./test'</text:span>, <text:span text:style-name="T5">'hello.txt'</text:span>), <text:span text:style-name="T5">'Volim node.js'</text:span>, <text:span text:style-name="T3">err</text:span>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11">console</text:span>.<text:span text:style-name="T12">log</text:span>(<text:span text:style-name="T5">'Folder written..'</text:span>);</text:p>
      <text:p text:style-name="P6">});</text:p>
      <text:p text:style-name="P33"/>
      <text:p text:style-name="P33">zorica@zorica-Inspiron-3531:~/vezbamnodejs/nodsajutuba/reference$ node fs_demo</text:p>
      <text:p text:style-name="P33">Folder written..</text:p>
      <text:p text:style-name="P33">Folder written..</text:p>
      <text:p text:style-name="P33"/>
      <text:p text:style-name="P35">Upis i dodavanje</text:p>
      <text:p text:style-name="P28">//Create and write to file</text:p>
      <text:p text:style-name="P6"><text:span text:style-name="T3">fs</text:span>.<text:span text:style-name="T12">writeFile</text:span>(<text:span text:style-name="T3">path</text:span>.<text:span text:style-name="T12">join</text:span>(<text:span text:style-name="T3">__dirname</text:span>, <text:span text:style-name="T5">'./test'</text:span>, <text:span text:style-name="T5">'zdravo.txt'</text:span>), <text:span text:style-name="T5">'Zdravo bre'</text:span>, <text:span text:style-name="T3">err</text:span>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11">console</text:span>.<text:span text:style-name="T12">log</text:span>(<text:span text:style-name="T5">'U folderu upisano..'</text:span>);</text:p>
      <text:p text:style-name="P15"/>
      <text:p text:style-name="P6"><text:span text:style-name="T3">fs</text:span>.<text:span text:style-name="T12">appendFile</text:span>(<text:span text:style-name="T3">path</text:span>.<text:span text:style-name="T12">join</text:span>(<text:span text:style-name="T3">__dirname</text:span>, <text:span text:style-name="T5">'./test'</text:span>, <text:span text:style-name="T5">'zdravo.txt'</text:span>), <text:span text:style-name="T5">'Volim node'</text:span>, <text:span text:style-name="T3">err</text:span>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11">console</text:span>.<text:span text:style-name="T12">log</text:span>(<text:span text:style-name="T5">'U folderu upisano..'</text:span>);</text:p>
      <text:p text:style-name="P6">});</text:p>
      <text:p text:style-name="P6">}</text:p>
      <text:p text:style-name="P6">)</text:p>
      <text:p text:style-name="P6"/>
      <text:p text:style-name="P35">zorica@zorica-Inspiron-3531:~/vezbamnodejs/nodsajutuba/reference$ node fs_demo</text:p>
      <text:p text:style-name="P35">Folder written..</text:p>
      <text:p text:style-name="P35">U <text:s/>folderu upisano..</text:p>
      <text:p text:style-name="P35">U <text:s/>folderu upisano..</text:p>
      <text:p text:style-name="P35">A u fajlu je upisano</text:p>
      <text:p text:style-name="P35">/home/zorica/vezbamnodejs/nodsajutuba/reference/test/zdravo.txt</text:p>
      <text:p text:style-name="P35">Zdravo breVolim node</text:p>
      <text:p text:style-name="P35"/>
      <text:p text:style-name="P36">Citanje fajla</text:p>
      <text:p text:style-name="P35"/>
      <text:p text:style-name="P28">//Read file</text:p>
      <text:p text:style-name="P6"><text:span text:style-name="T3">fs</text:span>.<text:span text:style-name="T12">readFile</text:span>(<text:span text:style-name="T3">path</text:span>.<text:span text:style-name="T12">join</text:span>(<text:span text:style-name="T3">__dirname</text:span>, <text:span text:style-name="T5">'./test'</text:span>, <text:span text:style-name="T5">'zdravo.txt'</text:span>), <text:span text:style-name="T5">'utf8'</text:span>, (<text:span text:style-name="T3">err</text:span>, <text:span text:style-name="T3">data</text:span>)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11">console</text:span>.<text:span text:style-name="T12">log</text:span>(<text:span text:style-name="T3">data</text:span>);</text:p>
      <text:p text:style-name="P6">});</text:p>
      <text:p text:style-name="P6"/>
      <text:p text:style-name="P35"><text:soft-page-break/>zorica@zorica-Inspiron-3531:~/vezbamnodejs/nodsajutuba/reference$ node fs_demo</text:p>
      <text:p text:style-name="P35">Folder written..</text:p>
      <text:p text:style-name="P35">Zdravo breVolim node</text:p>
      <text:p text:style-name="P35"/>
      <text:p text:style-name="P37">Preimenovanje</text:p>
      <text:p text:style-name="P37"/>
      <text:p text:style-name="P37"/>
      <text:p text:style-name="P38">Os</text:p>
      <text:p text:style-name="P13"><text:span text:style-name="T9">const</text:span> <text:span text:style-name="T3">os</text:span> = <text:span text:style-name="T12">require</text:span>(<text:span text:style-name="T5">'os'</text:span>);</text:p>
      <text:p text:style-name="P15"/>
      <text:p text:style-name="P24">//Platform</text:p>
      <text:p text:style-name="P6"><text:span text:style-name="T11">console</text:span>.<text:span text:style-name="T12">log</text:span>(<text:span text:style-name="T3">os</text:span>.<text:span text:style-name="T12">platform</text:span>());</text:p>
      <text:p text:style-name="P37"/>
      <text:p text:style-name="P37">zorica@zorica-Inspiron-3531:~/vezbamnodejs/nodsajutuba/reference$ node os_demo</text:p>
      <text:p text:style-name="P37">linux</text:p>
      <text:p text:style-name="P37"/>
      <text:p text:style-name="P13"><text:span text:style-name="T11">console</text:span>.<text:span text:style-name="T12">log</text:span>(<text:span text:style-name="T3">os</text:span>.<text:span text:style-name="T12">arch</text:span>());</text:p>
      <text:p text:style-name="P37">zorica@zorica-Inspiron-3531:~/vezbamnodejs/nodsajutuba/reference$ node os_demo</text:p>
      <text:p text:style-name="P37">linux</text:p>
      <text:p text:style-name="P37">x64</text:p>
      <text:p text:style-name="P13"><text:span text:style-name="T9">const</text:span> <text:span text:style-name="T3">os</text:span> = <text:span text:style-name="T12">require</text:span>(<text:span text:style-name="T5">'os'</text:span>);</text:p>
      <text:p text:style-name="P15"/>
      <text:p text:style-name="P24">//Platform</text:p>
      <text:p text:style-name="P6"><text:span text:style-name="T11">console</text:span>.<text:span text:style-name="T12">log</text:span>(<text:span text:style-name="T3">os</text:span>.<text:span text:style-name="T12">platform</text:span>());</text:p>
      <text:p text:style-name="P6"><text:span text:style-name="T11">console</text:span>.<text:span text:style-name="T12">log</text:span>(<text:span text:style-name="T3">os</text:span>.<text:span text:style-name="T12">arch</text:span>());</text:p>
      <text:p text:style-name="P15"/>
      <text:p text:style-name="P24">//CPU Core Info</text:p>
      <text:p text:style-name="P6"><text:span text:style-name="T11">console</text:span>.<text:span text:style-name="T12">log</text:span>(<text:span text:style-name="T3">os</text:span>.<text:span text:style-name="T12">cpus</text:span>());</text:p>
      <text:p text:style-name="P37">zorica@zorica-Inspiron-3531:~/vezbamnodejs/nodsajutuba/reference$ node os_demo</text:p>
      <text:p text:style-name="P37">linux</text:p>
      <text:p text:style-name="P37">x64</text:p>
      <text:p text:style-name="P37">[ { model: 'Intel(R) Celeron(R) CPU <text:s/>N2830 <text:s/>@ 2.16GHz',</text:p>
      <text:p text:style-name="P37"><text:s text:c="4"/>speed: 2387,</text:p>
      <text:p text:style-name="P37"><text:s text:c="4"/>times:</text:p>
      <text:p text:style-name="P37"><text:s text:c="5"/>{ user: 87332500,</text:p>
      <text:p text:style-name="P37"><text:s text:c="7"/>nice: 2512400,</text:p>
      <text:p text:style-name="P37"><text:s text:c="7"/>sys: 19548300,</text:p>
      <text:p text:style-name="P37"><text:s text:c="7"/>idle: 748024400,</text:p>
      <text:p text:style-name="P37"><text:s text:c="7"/>irq: 0 } },</text:p>
      <text:p text:style-name="P37"><text:s text:c="2"/>{ model: 'Intel(R) Celeron(R) CPU <text:s/>N2830 <text:s/>@ 2.16GHz',</text:p>
      <text:p text:style-name="P37"><text:s text:c="4"/>speed: 2235,</text:p>
      <text:p text:style-name="P37"><text:s text:c="4"/>times:</text:p>
      <text:p text:style-name="P37"><text:s text:c="5"/>{ user: 86392900,</text:p>
      <text:p text:style-name="P37"><text:s text:c="7"/>nice: 464200,</text:p>
      <text:p text:style-name="P37"><text:s text:c="7"/>sys: 19497600,</text:p>
      <text:p text:style-name="P37"><text:s text:c="7"/>idle: 208338400,</text:p>
      <text:p text:style-name="P37"><text:s text:c="7"/>irq: 0 } } ]</text:p>
      <text:p text:style-name="P37"/>
      <text:p text:style-name="P37"/>
      <text:p text:style-name="P48">HTTP</text:p>
      <text:h text:style-name="P81" text:outline-level="1"><text:soft-page-break/><text:span text:style-name="T15">HTTP</text:span><text:bookmark text:name="http_http"/><text:a xlink:type="simple" xlink:href="https://nodejs.org/dist/latest-v10.x/docs/api/http.html#http_http" text:style-name="Internet_20_link" text:visited-style-name="Visited_20_Internet_20_Link"><text:span text:style-name="T18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4">Stability: 2</text:span></text:a><text:span text:style-name="T23"> - Stable</text:span></text:p>
      <text:p text:style-name="P41"><text:span text:style-name="T16">To use the HTTP server and client one must </text:span><text:span text:style-name="Source_20_Text"><text:span text:style-name="T21">require('http')</text:span></text:span><text:span text:style-name="T16">.</text:span></text:p>
      <text:p text:style-name="Text_20_body"><text:line-break/>/home/zorica/vezbamnodejs/nodsajutuba/reference/http_demo.js</text:p>
      <text:p text:style-name="P6"><text:span text:style-name="T9">const</text:span> <text:span text:style-name="T3">http</text:span> = <text:span text:style-name="T12">require</text:span>(<text:span text:style-name="T5">'http'</text:span>);</text:p>
      <text:p text:style-name="P15"/>
      <text:p text:style-name="P24">//Create server object</text:p>
      <text:p text:style-name="P6">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24">//Write response</text:p>
      <text:p text:style-name="P6"><text:span text:style-name="T3">res</text:span>.<text:span text:style-name="T12">write</text:span>(<text:span text:style-name="T5">'Hello World'</text:span>);</text:p>
      <text:p text:style-name="P6"><text:span text:style-name="T3">res</text:span>.<text:span text:style-name="T12">end</text:span>()</text:p>
      <text:p text:style-name="P6">});</text:p>
      <text:p text:style-name="Text_20_body"/>
      <text:p text:style-name="P6">.<text:span text:style-name="T12">listen</text:span>(<text:span text:style-name="T10">5000</text:span>, () <text:span text:style-name="T9">=&gt;</text:span> <text:span text:style-name="T11">console</text:span>.<text:span text:style-name="T12">log</text:span>(<text:span text:style-name="T5">'Server running ...'</text:span>));</text:p>
      <text:p text:style-name="Text_20_body"/>
      <text:p text:style-name="Text_20_body">zorica@zorica-Inspiron-3531:~/vezbamnodejs/nodsajutuba/reference$ node http_demo</text:p>
      <text:p text:style-name="Text_20_body">Server running …</text:p>
      <text:p text:style-name="P62">Pa se ode u brauzer i </text:p>
      <text:p text:style-name="P62"><text:a xlink:type="simple" xlink:href="http://localhost:5000/" text:style-name="Internet_20_link" text:visited-style-name="Visited_20_Internet_20_Link">http://localhost:5000/</text:a></text:p>
      <text:p text:style-name="P83">Hello World</text:p>
      <text:p text:style-name="P63">cd ..</text:p>
      <text:p text:style-name="P63">izadjemo u root i udjemo u index.js</text:p>
      <text:p text:style-name="P63"/>
      <text:p text:style-name="P63">Sada sve ovo sto radi sa expressom je lakse, ali ce on da pokaze da moze i bez expressa</text:p>
      <text:p text:style-name="P63">/home/zorica/vezbamnodejs/nodsajutuba/index.js</text:p>
      <text:p text:style-name="P51"><text:span text:style-name="T9">const</text:span> <text:span text:style-name="T3">http</text:span> = <text:span text:style-name="T12">require</text:span>(<text:span text:style-name="T5">'http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9">const</text:span> <text:span text:style-name="T3">fs</text:span> = <text:span text:style-name="T12">require</text:span>(<text:span text:style-name="T5">'fs'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6"><text:span text:style-name="T11">console</text:span>.<text:span text:style-name="T12">log</text:span>(<text:span text:style-name="T3">req</text:span>.<text:span text:style-name="T3">url</text:span>);</text:p>
      <text:p text:style-name="P6">});</text:p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'Server running'</text:span> + <text:span text:style-name="T3">PORT</text:span>));</text:p>
      <text:p text:style-name="P63">zorica@zorica-Inspiron-3531:~/vezbamnodejs/nodsajutuba$ node index</text:p>
      <text:p text:style-name="P63">Server running5000</text:p>
      <text:p text:style-name="P63"/>
      <text:p text:style-name="P64"><text:soft-page-break/>U brauzeru </text:p>
      <text:p text:style-name="P64"><text:a xlink:type="simple" xlink:href="http://localhost:5000/about.html" text:style-name="Internet_20_link" text:visited-style-name="Visited_20_Internet_20_Link">http://localhost:5000/about.html</text:a></text:p>
      <text:p text:style-name="P64">zorica@zorica-Inspiron-3531:~/vezbamnodejs/nodsajutuba$ node index</text:p>
      <text:p text:style-name="P64">Server running5000</text:p>
      <text:p text:style-name="P64">/</text:p>
      <text:p text:style-name="P64">/about.html</text:p>
      <text:p text:style-name="P64"/>
      <text:p text:style-name="P52"><text:span text:style-name="T9">const</text:span> <text:span text:style-name="T3">http</text:span> = <text:span text:style-name="T12">require</text:span>(<text:span text:style-name="T5">'http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9">const</text:span> <text:span text:style-name="T3">fs</text:span> = <text:span text:style-name="T12">require</text:span>(<text:span text:style-name="T5">'fs'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6"><text:span text:style-name="T35">if</text:span> (<text:span text:style-name="T3">req</text:span>.<text:span text:style-name="T3">url</text:span> === <text:span text:style-name="T5">'/'</text:span>) {</text:p>
      <text:p text:style-name="P6"><text:span text:style-name="T3">res</text:span>.<text:span text:style-name="T12">end</text:span>(<text:span text:style-name="T5">'&lt;h1&gt;Home&lt;/h1&gt;'</text:span>)</text:p>
      <text:p text:style-name="P6">};</text:p>
      <text:p text:style-name="P6">});</text:p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'Server running'</text:span> + <text:span text:style-name="T3">PORT</text:span>));</text:p>
      <text:p text:style-name="P64"/>
      <text:p text:style-name="P64">zorica@zorica-Inspiron-3531:~/vezbamnodejs/nodsajutuba$ node index</text:p>
      <text:p text:style-name="P64">Server running5000</text:p>
      <text:p text:style-name="P64"><text:a xlink:type="simple" xlink:href="http://localhost:5000/" text:style-name="Internet_20_link" text:visited-style-name="Visited_20_Internet_20_Link">http://localhost:5000/</text:a></text:p>
      <text:h text:style-name="P82" text:outline-level="1">Home</text:h>
      <text:p text:style-name="P65">Izmenimo</text:p>
      <text:p text:style-name="P53"><text:span text:style-name="T3">res</text:span>.<text:span text:style-name="T12">end</text:span>(<text:span text:style-name="T5">'&lt;h1&gt;Home page&lt;/h1&gt;'</text:span>)</text:p>
      <text:p text:style-name="P65">I ako reload nista vec mora da se ctrl+c i reload.</text:p>
      <text:p text:style-name="P66">Zato instaliramo nodemon</text:p>
      <text:p text:style-name="P54">{</text:p>
      <text:p text:style-name="P6"><text:span text:style-name="T3">"name"</text:span>: <text:span text:style-name="T5">"nodsajutuba"</text:span>,</text:p>
      <text:p text:style-name="P6"><text:span text:style-name="T3">"version"</text:span>: <text:span text:style-name="T5">"1.0.0"</text:span>,</text:p>
      <text:p text:style-name="P6"><text:span text:style-name="T3">"description"</text:span>: <text:span text:style-name="T5">""</text:span>,</text:p>
      <text:p text:style-name="P6"><text:span text:style-name="T3">"main"</text:span>: <text:span text:style-name="T5">"index.js"</text:span>,</text:p>
      <text:p text:style-name="P6"><text:span text:style-name="T3">"scripts"</text:span>: {</text:p>
      <text:p text:style-name="P49">"start": "node index",</text:p>
      <text:p text:style-name="P49">"dev": "nodemon index"</text:p>
      <text:p text:style-name="P6">},</text:p>
      <text:p text:style-name="P6"><text:span text:style-name="T3">"author"</text:span>: <text:span text:style-name="T5">""</text:span>,</text:p>
      <text:p text:style-name="P6"><text:span text:style-name="T3">"license"</text:span>: <text:span text:style-name="T5">"ISC"</text:span>,</text:p>
      <text:p text:style-name="P6"><text:span text:style-name="T3">"dependencies"</text:span>: {</text:p>
      <text:p text:style-name="P6"><text:soft-page-break/><text:span text:style-name="T3">"uuid"</text:span>: <text:span text:style-name="T5">"^3.3.2"</text:span></text:p>
      <text:p text:style-name="P6">},</text:p>
      <text:p text:style-name="P6"><text:span text:style-name="T3">"devDependencies"</text:span>: {</text:p>
      <text:p text:style-name="P6"><text:span text:style-name="T3">"nodemon"</text:span>: <text:span text:style-name="T5">"^1.19.1"</text:span></text:p>
      <text:p text:style-name="P6">}</text:p>
      <text:p text:style-name="P6">}</text:p>
      <text:p text:style-name="P66"/>
      <text:p text:style-name="P66">zorica@zorica-Inspiron-3531:~/vezbamnodejs/nodsajutuba$ <text:span text:style-name="T2">npm run dev</text:span></text:p>
      <text:p text:style-name="P66"/>
      <text:p text:style-name="P66">&gt; nodsajutuba@1.0.0 dev /home/zorica/vezbamnodejs/nodsajutuba</text:p>
      <text:p text:style-name="P66">&gt; nodemon index</text:p>
      <text:p text:style-name="P66"/>
      <text:p text:style-name="P66">[nodemon] 1.19.1</text:p>
      <text:p text:style-name="P66">[nodemon] to restart at any time, enter `rs`</text:p>
      <text:p text:style-name="P66">[nodemon] watching: *.*</text:p>
      <text:p text:style-name="P66">[nodemon] starting `node index index.js`</text:p>
      <text:p text:style-name="P66">Server running5000</text:p>
      <text:p text:style-name="P66"/>
      <text:p text:style-name="P68"><text:span text:style-name="T38">Sad vise ne diramo terminal. Promenimo ovo </text:span><text:span text:style-name="T4">res</text:span><text:span text:style-name="T37">.</text:span><text:span text:style-name="T13">end</text:span><text:span text:style-name="T37">(</text:span><text:span text:style-name="T6">'&lt;h1&gt;Pocetna&lt;/h1&gt;'</text:span><text:span text:style-name="T37">)</text:span></text:p>
      <text:p text:style-name="P67">I samo reload.</text:p>
      <text:p text:style-name="P69">Napravimo public folder i u njemu 2 fajla index i about.</text:p>
      <text:p text:style-name="P69">/home/zorica/vezbamnodejs/nodsajutuba/public/index.html</text:p>
      <text:p text:style-name="P55"><text:span text:style-name="T39">&lt;!</text:span><text:span text:style-name="T9">DOCTYPE</text:span> <text:span text:style-name="T3">html</text:span><text:span text:style-name="T39">&gt;</text:span></text:p>
      <text:p text:style-name="P6"><text:span text:style-name="T39">&lt;</text:span><text:span text:style-name="T9">html</text:span> <text:span text:style-name="T3">lang</text:span>=<text:span text:style-name="T5">"en"</text:span><text:span text:style-name="T39">&gt;</text:span></text:p>
      <text:p text:style-name="P15"/>
      <text:p text:style-name="P6"><text:span text:style-name="T39">&lt;</text:span><text:span text:style-name="T9">head</text:span><text:span text:style-name="T39">&gt;</text:span></text:p>
      <text:p text:style-name="P6"><text:span text:style-name="T39">&lt;</text:span><text:span text:style-name="T9">meta</text:span> <text:span text:style-name="T3">charset</text:span>=<text:span text:style-name="T5">"UTF-8"</text:span><text:span text:style-name="T39">&gt;</text:span></text:p>
      <text:p text:style-name="P6"><text:span text:style-name="T3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<text:span text:style-name="T39">&gt;</text:span></text:p>
      <text:p text:style-name="P6"><text:span text:style-name="T3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<text:span text:style-name="T39">&gt;</text:span></text:p>
      <text:p text:style-name="P6"><text:span text:style-name="T39">&lt;</text:span><text:span text:style-name="T9">title</text:span><text:span text:style-name="T39">&gt;</text:span>Homepage<text:span text:style-name="T39">&lt;/</text:span><text:span text:style-name="T9">title</text:span><text:span text:style-name="T39">&gt;</text:span></text:p>
      <text:p text:style-name="P6"><text:span text:style-name="T39">&lt;/</text:span><text:span text:style-name="T9">head</text:span><text:span text:style-name="T39">&gt;</text:span></text:p>
      <text:p text:style-name="P15"/>
      <text:p text:style-name="P6"><text:span text:style-name="T39">&lt;</text:span><text:span text:style-name="T9">body</text:span><text:span text:style-name="T39">&gt;</text:span></text:p>
      <text:p text:style-name="P6"><text:span text:style-name="T39">&lt;</text:span><text:span text:style-name="T9">h1</text:span><text:span text:style-name="T39">&gt;</text:span>Dobrodosli u pocetnu stranicu<text:span text:style-name="T39">&lt;/</text:span><text:span text:style-name="T9">h1</text:span><text:span text:style-name="T39">&gt;</text:span></text:p>
      <text:p text:style-name="P6"><text:span text:style-name="T39">&lt;/</text:span><text:span text:style-name="T9">body</text:span><text:span text:style-name="T39">&gt;</text:span></text:p>
      <text:p text:style-name="P15"/>
      <text:p text:style-name="P6"><text:span text:style-name="T39">&lt;/</text:span><text:span text:style-name="T9">html</text:span><text:span text:style-name="T39">&gt;</text:span></text:p>
      <text:p text:style-name="P69"/>
      <text:p text:style-name="P69">/home/zorica/vezbamnodejs/nodsajutuba/public/about.html</text:p>
      <text:p text:style-name="P55"><text:span text:style-name="T39">&lt;!</text:span><text:span text:style-name="T9">DOCTYPE</text:span> <text:span text:style-name="T3">html</text:span><text:span text:style-name="T39">&gt;</text:span></text:p>
      <text:p text:style-name="P6"><text:soft-page-break/><text:span text:style-name="T39">&lt;</text:span><text:span text:style-name="T9">html</text:span> <text:span text:style-name="T3">lang</text:span>=<text:span text:style-name="T5">"en"</text:span><text:span text:style-name="T39">&gt;</text:span></text:p>
      <text:p text:style-name="P15"/>
      <text:p text:style-name="P6"><text:span text:style-name="T39">&lt;</text:span><text:span text:style-name="T9">head</text:span><text:span text:style-name="T39">&gt;</text:span></text:p>
      <text:p text:style-name="P6"><text:span text:style-name="T39">&lt;</text:span><text:span text:style-name="T9">meta</text:span> <text:span text:style-name="T3">charset</text:span>=<text:span text:style-name="T5">"UTF-8"</text:span><text:span text:style-name="T39">&gt;</text:span></text:p>
      <text:p text:style-name="P6"><text:span text:style-name="T3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<text:span text:style-name="T39">&gt;</text:span></text:p>
      <text:p text:style-name="P6"><text:span text:style-name="T3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<text:span text:style-name="T39">&gt;</text:span></text:p>
      <text:p text:style-name="P6"><text:span text:style-name="T39">&lt;</text:span><text:span text:style-name="T9">title</text:span><text:span text:style-name="T39">&gt;</text:span>About<text:span text:style-name="T39">&lt;/</text:span><text:span text:style-name="T9">title</text:span><text:span text:style-name="T39">&gt;</text:span></text:p>
      <text:p text:style-name="P6"><text:span text:style-name="T39">&lt;/</text:span><text:span text:style-name="T9">head</text:span><text:span text:style-name="T39">&gt;</text:span></text:p>
      <text:p text:style-name="P15"/>
      <text:p text:style-name="P6"><text:span text:style-name="T39">&lt;</text:span><text:span text:style-name="T9">body</text:span><text:span text:style-name="T39">&gt;</text:span></text:p>
      <text:p text:style-name="P6"><text:span text:style-name="T39">&lt;</text:span><text:span text:style-name="T9">h1</text:span><text:span text:style-name="T39">&gt;</text:span>O nama<text:span text:style-name="T39">&lt;/</text:span><text:span text:style-name="T9">h1</text:span><text:span text:style-name="T39">&gt;</text:span></text:p>
      <text:p text:style-name="P6"><text:span text:style-name="T39">&lt;/</text:span><text:span text:style-name="T9">body</text:span><text:span text:style-name="T39">&gt;</text:span></text:p>
      <text:p text:style-name="P15"/>
      <text:p text:style-name="P6"><text:span text:style-name="T39">&lt;/</text:span><text:span text:style-name="T9">html</text:span><text:span text:style-name="T39">&gt;</text:span></text:p>
      <text:p text:style-name="P69"/>
      <text:p text:style-name="P70">Da bi citao i prikazivao ove stranice ide ovako</text:p>
      <text:p text:style-name="P56"><text:span text:style-name="T9">const</text:span> <text:span text:style-name="T3">http</text:span> = <text:span text:style-name="T12">require</text:span>(<text:span text:style-name="T5">'http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9">const</text:span> <text:span text:style-name="T3">fs</text:span> = <text:span text:style-name="T12">require</text:span>(<text:span text:style-name="T5">'fs'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6"><text:span text:style-name="T35">if</text:span> (<text:span text:style-name="T3">req</text:span>.<text:span text:style-name="T3">url</text:span> === <text:span text:style-name="T5">'/'</text:span>) {</text:p>
      <text:p text:style-name="P6"><text:span text:style-name="T3">fs</text:span>.<text:span text:style-name="T12">readFile</text:span>(<text:span text:style-name="T3">path</text:span>.<text:span text:style-name="T12">join</text:span>(<text:span text:style-name="T3">__dirname</text:span>, <text:span text:style-name="T5">'public'</text:span>, <text:span text:style-name="T5">'index.html'</text:span>), (<text:span text:style-name="T3">err</text:span>, <text:span text:style-name="T3">content</text:span>)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3">res</text:span>.<text:span text:style-name="T12">writeHead</text:span>(<text:span text:style-name="T10">200</text:span>, { <text:span text:style-name="T5">'Content-Type'</text:span><text:span text:style-name="T3">:</text:span> <text:span text:style-name="T5">'text/html'</text:span> });</text:p>
      <text:p text:style-name="P6"><text:span text:style-name="T3">res</text:span>.<text:span text:style-name="T12">end</text:span>(<text:span text:style-name="T3">content</text:span>);</text:p>
      <text:p text:style-name="P6">})</text:p>
      <text:p text:style-name="P15"/>
      <text:p text:style-name="P6">};</text:p>
      <text:p text:style-name="P15"/>
      <text:p text:style-name="P6"><text:span text:style-name="T35">if</text:span> (<text:span text:style-name="T3">req</text:span>.<text:span text:style-name="T3">url</text:span> === <text:span text:style-name="T5">'/about'</text:span>) {</text:p>
      <text:p text:style-name="P6"><text:span text:style-name="T3">fs</text:span>.<text:span text:style-name="T12">readFile</text:span>(<text:span text:style-name="T3">path</text:span>.<text:span text:style-name="T12">join</text:span>(<text:span text:style-name="T3">__dirname</text:span>, <text:span text:style-name="T5">'public'</text:span>, <text:span text:style-name="T5">'about.html'</text:span>), (<text:span text:style-name="T3">err</text:span>, <text:span text:style-name="T3">content</text:span>) <text:span text:style-name="T9">=&gt;</text:span> {</text:p>
      <text:p text:style-name="P6"><text:span text:style-name="T35">if</text:span> (<text:span text:style-name="T3">err</text:span>) <text:span text:style-name="T35">throw</text:span> <text:span text:style-name="T3">err</text:span>;</text:p>
      <text:p text:style-name="P6"><text:span text:style-name="T3">res</text:span>.<text:span text:style-name="T12">writeHead</text:span>(<text:span text:style-name="T10">200</text:span>, { <text:span text:style-name="T5">'Content-Type'</text:span><text:span text:style-name="T3">:</text:span> <text:span text:style-name="T5">'text/html'</text:span> });</text:p>
      <text:p text:style-name="P6"><text:span text:style-name="T3">res</text:span>.<text:span text:style-name="T12">end</text:span>(<text:span text:style-name="T3">content</text:span>);</text:p>
      <text:p text:style-name="P6">})</text:p>
      <text:p text:style-name="P15"/>
      <text:p text:style-name="P6">};</text:p>
      <text:p text:style-name="P6">});</text:p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'Server running'</text:span> + <text:span text:style-name="T3">PORT</text:span>));</text:p>
      <text:p text:style-name="P70"/>
      <text:p text:style-name="P71">Nece da izvuce about stranicu. <text:span text:style-name="T42">Shvatila sam, trebalo je samo /about, a ja sam stavila /about.html</text:span></text:p>
      <text:p text:style-name="P71"/>
      <text:p text:style-name="P71">A sada da napravimo api/users</text:p>
      <text:p text:style-name="P57"><text:span text:style-name="T35">if</text:span> (<text:span text:style-name="T3">req</text:span>.<text:span text:style-name="T3">url</text:span> === <text:span text:style-name="T5">'/api/users'</text:span>) {</text:p>
      <text:p text:style-name="P6"><text:soft-page-break/><text:span text:style-name="T9">const</text:span> <text:span text:style-name="T3">users</text:span> = [</text:p>
      <text:p text:style-name="P6">{ <text:span text:style-name="T3">name:</text:span> <text:span text:style-name="T5">'Bob Smith'</text:span>, <text:span text:style-name="T3">age:</text:span> <text:span text:style-name="T10">40</text:span> },</text:p>
      <text:p text:style-name="P6">{ <text:span text:style-name="T3">name:</text:span> <text:span text:style-name="T5">'John Doe'</text:span>, <text:span text:style-name="T3">age:</text:span> <text:span text:style-name="T10">30</text:span> }</text:p>
      <text:p text:style-name="P6">]</text:p>
      <text:p text:style-name="P15"/>
      <text:p text:style-name="P6"><text:span text:style-name="T3">res</text:span>.<text:span text:style-name="T12">writeHead</text:span>(<text:span text:style-name="T10">200</text:span>, { <text:span text:style-name="T5">'Content-Type'</text:span><text:span text:style-name="T3">:</text:span> <text:span text:style-name="T5">'text/html'</text:span> });</text:p>
      <text:p text:style-name="P6"><text:span text:style-name="T3">res</text:span>.<text:span text:style-name="T12">end</text:span>(<text:span text:style-name="T11">JSON</text:span>.<text:span text:style-name="T12">stringify</text:span>(<text:span text:style-name="T3">users</text:span>));</text:p>
      <text:p text:style-name="P6">};</text:p>
      <text:p text:style-name="P71"/>
      <text:p text:style-name="P71"><text:a xlink:type="simple" xlink:href="http://localhost:5000/api/users" text:style-name="Internet_20_link" text:visited-style-name="Visited_20_Internet_20_Link">http://localhost:5000/api/users</text:a></text:p>
      <text:p text:style-name="P60">[</text:p>
      <text:list xml:id="list1470052812" text:style-name="L1">
        <text:list-item>
          <text:p text:style-name="P74">{</text:p>
          <text:list>
            <text:list-item>
              <text:p text:style-name="P74"><text:span text:style-name="T36">name</text:span>: <text:span text:style-name="T40">"Bob Smith"</text:span>,</text:p>
            </text:list-item>
            <text:list-item>
              <text:p text:style-name="P72"><text:span text:style-name="T36">age</text:span>: <text:span text:style-name="T41">40</text:span></text:p>
            </text:list-item>
          </text:list>
          <text:p text:style-name="P72">},</text:p>
        </text:list-item>
        <text:list-item>
          <text:p text:style-name="P72">{</text:p>
          <text:list>
            <text:list-item>
              <text:p text:style-name="P75"><text:span text:style-name="T36">name</text:span>: <text:span text:style-name="T40">"John Doe"</text:span>,</text:p>
            </text:list-item>
            <text:list-item>
              <text:p text:style-name="P72"><text:span text:style-name="T36">age</text:span>: <text:span text:style-name="T41">30</text:span></text:p>
            </text:list-item>
          </text:list>
          <text:p text:style-name="P72">}</text:p>
        </text:list-item>
      </text:list>
      <text:p text:style-name="P77"><text:span text:style-name="T26">]</text:span></text:p>
      <text:p text:style-name="P78"><text:span text:style-name="T26">A sada sve drugacije skoro</text:span></text:p>
      <text:p text:style-name="P78"><text:span text:style-name="T26">/home/zorica/vezbamnodejs/nodsajutuba/index.js</text:span></text:p>
      <text:p text:style-name="P61"><text:span text:style-name="T27">const</text:span><text:span text:style-name="T28"> </text:span><text:span text:style-name="T29">http</text:span><text:span text:style-name="T28"> = </text:span><text:span text:style-name="T30">require</text:span><text:span text:style-name="T28">(</text:span><text:span text:style-name="T31">"http"</text:span><text:span text:style-name="T28">);</text:span></text:p>
      <text:p text:style-name="P6"><text:span text:style-name="T9">const</text:span> <text:span text:style-name="T3">path</text:span> = <text:span text:style-name="T12">require</text:span>(<text:span text:style-name="T5">"path"</text:span>);</text:p>
      <text:p text:style-name="P6"><text:span text:style-name="T9">const</text:span> <text:span text:style-name="T3">fs</text:span> = <text:span text:style-name="T12">require</text:span>(<text:span text:style-name="T5">"fs"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24">// if (req.url === '/') {</text:p>
      <text:p text:style-name="P24">// fs.readFile(</text:p>
      <text:p text:style-name="P24">// path.join(__dirname, 'public', 'index.html'),</text:p>
      <text:p text:style-name="P24">// (err, content) =&gt; {</text:p>
      <text:p text:style-name="P24">// if (err) throw err;</text:p>
      <text:p text:style-name="P24">// res.writeHead(200, { 'Content-Type': 'text/html' });</text:p>
      <text:p text:style-name="P24">// res.end(content);</text:p>
      <text:p text:style-name="P24">// }</text:p>
      <text:p text:style-name="P24">// );</text:p>
      <text:p text:style-name="P24">// }</text:p>
      <text:p text:style-name="P15"/>
      <text:p text:style-name="P24">// if (req.url === '/api/users') {</text:p>
      <text:p text:style-name="P24">// const users = [</text:p>
      <text:p text:style-name="P24">// { name: 'Bob Smith', age: 40 },</text:p>
      <text:p text:style-name="P24">// { name: 'John Doe', age: 30 }</text:p>
      <text:p text:style-name="P24">// ];</text:p>
      <text:p text:style-name="P24">// res.writeHead(200, { 'Content-Type': 'application/json' });</text:p>
      <text:p text:style-name="P24"><text:soft-page-break/>// res.end(JSON.stringify(users));</text:p>
      <text:p text:style-name="P24">// }</text:p>
      <text:p text:style-name="P15"/>
      <text:p text:style-name="P24">// Build file path</text:p>
      <text:p text:style-name="P6"><text:span text:style-name="T9">let</text:span> <text:span text:style-name="T3">filePath</text:span> = <text:span text:style-name="T3">path</text:span>.<text:span text:style-name="T12">join</text:span>(</text:p>
      <text:p text:style-name="P6"><text:span text:style-name="T3">__dirname</text:span>,</text:p>
      <text:p text:style-name="P6"><text:span text:style-name="T5">"public"</text:span>,</text:p>
      <text:p text:style-name="P6"><text:span text:style-name="T3">req</text:span>.<text:span text:style-name="T3">url</text:span> === <text:span text:style-name="T5">"/"</text:span> ? <text:span text:style-name="T5">"index.html"</text:span> : <text:span text:style-name="T3">req</text:span>.<text:span text:style-name="T3">url</text:span></text:p>
      <text:p text:style-name="P6">);</text:p>
      <text:p text:style-name="P15"/>
      <text:p text:style-name="P24">// Extension of file</text:p>
      <text:p text:style-name="P6"><text:span text:style-name="T9">let</text:span> <text:span text:style-name="T3">extname</text:span> = <text:span text:style-name="T3">path</text:span>.<text:span text:style-name="T12">extname</text:span>(<text:span text:style-name="T3">filePath</text:span>);</text:p>
      <text:p text:style-name="P15"/>
      <text:p text:style-name="P24">// Initial content type</text:p>
      <text:p text:style-name="P6"><text:span text:style-name="T9">let</text:span> <text:span text:style-name="T3">contentType</text:span> = <text:span text:style-name="T5">"text/html"</text:span>;</text:p>
      <text:p text:style-name="P15"/>
      <text:p text:style-name="P24">// Check ext and set content type</text:p>
      <text:p text:style-name="P6"><text:span text:style-name="T35">switch</text:span> (<text:span text:style-name="T3">extname</text:span>) {</text:p>
      <text:p text:style-name="P6"><text:span text:style-name="T35">case</text:span> <text:span text:style-name="T5">".js"</text:span>:</text:p>
      <text:p text:style-name="P6"><text:span text:style-name="T3">contentType</text:span> = <text:span text:style-name="T5">"text/javascript"</text:span>;</text:p>
      <text:p text:style-name="P6"><text:span text:style-name="T35">break</text:span>;</text:p>
      <text:p text:style-name="P6"><text:span text:style-name="T35">case</text:span> <text:span text:style-name="T5">".css"</text:span>:</text:p>
      <text:p text:style-name="P6"><text:span text:style-name="T3">contentType</text:span> = <text:span text:style-name="T5">"text/css"</text:span>;</text:p>
      <text:p text:style-name="P6"><text:span text:style-name="T35">break</text:span>;</text:p>
      <text:p text:style-name="P6"><text:span text:style-name="T35">case</text:span> <text:span text:style-name="T5">".json"</text:span>:</text:p>
      <text:p text:style-name="P6"><text:span text:style-name="T3">contentType</text:span> = <text:span text:style-name="T5">"application/json"</text:span>;</text:p>
      <text:p text:style-name="P6"><text:span text:style-name="T35">break</text:span>;</text:p>
      <text:p text:style-name="P6"><text:span text:style-name="T35">case</text:span> <text:span text:style-name="T5">".png"</text:span>:</text:p>
      <text:p text:style-name="P6"><text:span text:style-name="T3">contentType</text:span> = <text:span text:style-name="T5">"image/png"</text:span>;</text:p>
      <text:p text:style-name="P6"><text:span text:style-name="T35">break</text:span>;</text:p>
      <text:p text:style-name="P6"><text:span text:style-name="T35">case</text:span> <text:span text:style-name="T5">".jpg"</text:span>:</text:p>
      <text:p text:style-name="P6"><text:span text:style-name="T3">contentType</text:span> = <text:span text:style-name="T5">"image/jpg"</text:span>;</text:p>
      <text:p text:style-name="P6"><text:span text:style-name="T35">break</text:span>;</text:p>
      <text:p text:style-name="P6">}</text:p>
      <text:p text:style-name="P15"/>
      <text:p text:style-name="P24">// Check if contentType is text/html but no .html file extension</text:p>
      <text:p text:style-name="P6"><text:span text:style-name="T35">if</text:span> (<text:span text:style-name="T3">contentType</text:span> == <text:span text:style-name="T5">"text/html"</text:span> &amp;&amp; <text:span text:style-name="T3">extname</text:span> == <text:span text:style-name="T5">""</text:span>) <text:span text:style-name="T3">filePath</text:span> += <text:span text:style-name="T5">".html"</text:span>;</text:p>
      <text:p text:style-name="P15"/>
      <text:p text:style-name="P24">// log the filePath</text:p>
      <text:p text:style-name="P6"><text:span text:style-name="T11">console</text:span>.<text:span text:style-name="T12">log</text:span>(<text:span text:style-name="T3">filePath</text:span>);</text:p>
      <text:p text:style-name="P15"/>
      <text:p text:style-name="P24">// Read File</text:p>
      <text:p text:style-name="P6"><text:span text:style-name="T3">fs</text:span>.<text:span text:style-name="T12">readFile</text:span>(<text:span text:style-name="T3">filePath</text:span>, (<text:span text:style-name="T3">err</text:span>, <text:span text:style-name="T3">content</text:span>) <text:span text:style-name="T9">=&gt;</text:span> {</text:p>
      <text:p text:style-name="P6"><text:span text:style-name="T35">if</text:span> (<text:span text:style-name="T3">err</text:span>) {</text:p>
      <text:p text:style-name="P6"><text:span text:style-name="T35">if</text:span> (<text:span text:style-name="T3">err</text:span>.<text:span text:style-name="T3">code</text:span> == <text:span text:style-name="T5">"ENOENT"</text:span>) {</text:p>
      <text:p text:style-name="P24">// Page not found</text:p>
      <text:p text:style-name="P6"><text:span text:style-name="T3">fs</text:span>.<text:span text:style-name="T12">readFile</text:span>(</text:p>
      <text:p text:style-name="P6"><text:span text:style-name="T3">path</text:span>.<text:span text:style-name="T12">join</text:span>(<text:span text:style-name="T3">__dirname</text:span>, <text:span text:style-name="T5">"public"</text:span>, <text:span text:style-name="T5">"404.html"</text:span>),</text:p>
      <text:p text:style-name="P6">(<text:span text:style-name="T3">err</text:span>, <text:span text:style-name="T3">content</text:span>) <text:span text:style-name="T9">=&gt;</text:span> {</text:p>
      <text:p text:style-name="P6"><text:span text:style-name="T3">res</text:span>.<text:span text:style-name="T12">writeHead</text:span>(<text:span text:style-name="T10">200</text:span>, { <text:span text:style-name="T5">"Content-Type"</text:span><text:span text:style-name="T3">:</text:span> <text:span text:style-name="T5">"text/html"</text:span> });</text:p>
      <text:p text:style-name="P6"><text:span text:style-name="T3">res</text:span>.<text:span text:style-name="T12">end</text:span>(<text:span text:style-name="T3">content</text:span>, <text:span text:style-name="T5">"utf8"</text:span>);</text:p>
      <text:p text:style-name="P6"><text:soft-page-break/>}</text:p>
      <text:p text:style-name="P6">);</text:p>
      <text:p text:style-name="P6">} <text:span text:style-name="T35">else</text:span> {</text:p>
      <text:p text:style-name="P24">// Some server error</text:p>
      <text:p text:style-name="P6"><text:span text:style-name="T3">res</text:span>.<text:span text:style-name="T12">writeHead</text:span>(<text:span text:style-name="T10">500</text:span>);</text:p>
      <text:p text:style-name="P6"><text:span text:style-name="T3">res</text:span>.<text:span text:style-name="T12">end</text:span>(<text:span text:style-name="T5">`Server Error: </text:span><text:span text:style-name="T9">${</text:span><text:span text:style-name="T3">err</text:span>.<text:span text:style-name="T3">code</text:span><text:span text:style-name="T9">}</text:span><text:span text:style-name="T5">`</text:span>);</text:p>
      <text:p text:style-name="P6">}</text:p>
      <text:p text:style-name="P6">} <text:span text:style-name="T35">else</text:span> {</text:p>
      <text:p text:style-name="P24">// Success</text:p>
      <text:p text:style-name="P6"><text:span text:style-name="T3">res</text:span>.<text:span text:style-name="T12">writeHead</text:span>(<text:span text:style-name="T10">200</text:span>, { <text:span text:style-name="T5">"Content-Type"</text:span><text:span text:style-name="T3">:</text:span> <text:span text:style-name="T3">contentType</text:span> });</text:p>
      <text:p text:style-name="P6"><text:span text:style-name="T3">res</text:span>.<text:span text:style-name="T12">end</text:span>(<text:span text:style-name="T3">content</text:span>, <text:span text:style-name="T5">"utf8"</text:span>);</text:p>
      <text:p text:style-name="P6">}</text:p>
      <text:p text:style-name="P6">});</text:p>
      <text:p text:style-name="P6">});</text:p>
      <text:p text:style-name="P15"/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`Server running on port </text:span><text:span text:style-name="T9">${</text:span><text:span text:style-name="T3">PORT</text:span><text:span text:style-name="T9">}</text:span><text:span text:style-name="T5">`</text:span>));</text:p>
      <text:p text:style-name="P78"><text:span text:style-name="T26"/></text:p>
      <text:p text:style-name="P78"><text:span text:style-name="T26">Pa u public folderu jos neke stvari</text:span></text:p>
      <text:p text:style-name="P78"><text:span text:style-name="T26">/home/zorica/vezbamnodejs/nodsajutuba/public/index.html</text:span></text:p>
      <text:p text:style-name="P61"><text:span text:style-name="T32">&lt;!</text:span><text:span text:style-name="T27">DOCTYPE</text:span><text:span text:style-name="T28"> </text:span><text:span text:style-name="T29">html</text:span><text:span text:style-name="T32">&gt;</text:span></text:p>
      <text:p text:style-name="P6"><text:span text:style-name="T39">&lt;</text:span><text:span text:style-name="T9">html</text:span> <text:span text:style-name="T3">lang</text:span>=<text:span text:style-name="T5">"en"</text:span><text:span text:style-name="T39">&gt;</text:span></text:p>
      <text:p text:style-name="P15"/>
      <text:p text:style-name="P6"><text:span text:style-name="T39">&lt;</text:span><text:span text:style-name="T9">head</text:span><text:span text:style-name="T39">&gt;</text:span></text:p>
      <text:p text:style-name="P6"><text:span text:style-name="T39">&lt;</text:span><text:span text:style-name="T9">meta</text:span> <text:span text:style-name="T3">charset</text:span>=<text:span text:style-name="T5">"UTF-8"</text:span> <text:span text:style-name="T39">/&gt;</text:span></text:p>
      <text:p text:style-name="P6"><text:span text:style-name="T3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 <text:span text:style-name="T39">/&gt;</text:span></text:p>
      <text:p text:style-name="P6"><text:span text:style-name="T3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 <text:span text:style-name="T39">/&gt;</text:span></text:p>
      <text:p text:style-name="P6"><text:span text:style-name="T39">&lt;</text:span><text:span text:style-name="T9">link</text:span> <text:span text:style-name="T3">rel</text:span>=<text:span text:style-name="T5">"stylesheet"</text:span> <text:span text:style-name="T3">href</text:span>=<text:span text:style-name="T5">"./css/style.css"</text:span> <text:span text:style-name="T39">/&gt;</text:span></text:p>
      <text:p text:style-name="P6"><text:span text:style-name="T39">&lt;</text:span><text:span text:style-name="T9">title</text:span><text:span text:style-name="T39">&gt;</text:span>Homepage<text:span text:style-name="T39">&lt;/</text:span><text:span text:style-name="T9">title</text:span><text:span text:style-name="T39">&gt;</text:span></text:p>
      <text:p text:style-name="P6"><text:span text:style-name="T39">&lt;/</text:span><text:span text:style-name="T9">head</text:span><text:span text:style-name="T39">&gt;</text:span></text:p>
      <text:p text:style-name="P15"/>
      <text:p text:style-name="P6"><text:span text:style-name="T39">&lt;</text:span><text:span text:style-name="T9">body</text:span><text:span text:style-name="T39">&gt;</text:span></text:p>
      <text:p text:style-name="P6"><text:span text:style-name="T39">&lt;</text:span><text:span text:style-name="T9">h1</text:span><text:span text:style-name="T39">&gt;</text:span>Welcome to the homepage<text:span text:style-name="T39">&lt;/</text:span><text:span text:style-name="T9">h1</text:span><text:span text:style-name="T39">&gt;</text:span></text:p>
      <text:p text:style-name="P6"><text:span text:style-name="T39">&lt;/</text:span><text:span text:style-name="T9">body</text:span><text:span text:style-name="T39">&gt;</text:span></text:p>
      <text:p text:style-name="P15"/>
      <text:p text:style-name="P6"><text:span text:style-name="T39">&lt;/</text:span><text:span text:style-name="T9">html</text:span><text:span text:style-name="T39">&gt;</text:span></text:p>
      <text:p text:style-name="P78"><text:span text:style-name="T26"/></text:p>
      <text:p text:style-name="P78"><text:span text:style-name="T26">/home/zorica/vezbamnodejs/nodsajutuba/public/about.html</text:span></text:p>
      <text:p text:style-name="P61"><text:span text:style-name="T32">&lt;!</text:span><text:span text:style-name="T27">DOCTYPE</text:span><text:span text:style-name="T28"> </text:span><text:span text:style-name="T29">html</text:span><text:span text:style-name="T32">&gt;</text:span></text:p>
      <text:p text:style-name="P6"><text:span text:style-name="T39">&lt;</text:span><text:span text:style-name="T9">html</text:span> <text:span text:style-name="T3">lang</text:span>=<text:span text:style-name="T5">"en"</text:span><text:span text:style-name="T39">&gt;</text:span></text:p>
      <text:p text:style-name="P15"/>
      <text:p text:style-name="P6"><text:span text:style-name="T39">&lt;</text:span><text:span text:style-name="T9">head</text:span><text:span text:style-name="T39">&gt;</text:span></text:p>
      <text:p text:style-name="P6"><text:span text:style-name="T39">&lt;</text:span><text:span text:style-name="T9">meta</text:span> <text:span text:style-name="T3">charset</text:span>=<text:span text:style-name="T5">"UTF-8"</text:span> <text:span text:style-name="T39">/&gt;</text:span></text:p>
      <text:p text:style-name="P6"><text:span text:style-name="T3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 <text:span text:style-name="T39">/&gt;</text:span></text:p>
      <text:p text:style-name="P6"><text:span text:style-name="T3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 <text:span text:style-name="T39">/&gt;</text:span></text:p>
      <text:p text:style-name="P6"><text:soft-page-break/><text:span text:style-name="T39">&lt;</text:span><text:span text:style-name="T9">link</text:span> <text:span text:style-name="T3">rel</text:span>=<text:span text:style-name="T5">"stylesheet"</text:span> <text:span text:style-name="T3">href</text:span>=<text:span text:style-name="T5">"./css/style.css"</text:span> <text:span text:style-name="T39">/&gt;</text:span></text:p>
      <text:p text:style-name="P6"><text:span text:style-name="T39">&lt;</text:span><text:span text:style-name="T9">title</text:span><text:span text:style-name="T39">&gt;</text:span>About<text:span text:style-name="T39">&lt;/</text:span><text:span text:style-name="T9">title</text:span><text:span text:style-name="T39">&gt;</text:span></text:p>
      <text:p text:style-name="P6"><text:span text:style-name="T39">&lt;/</text:span><text:span text:style-name="T9">head</text:span><text:span text:style-name="T39">&gt;</text:span></text:p>
      <text:p text:style-name="P15"/>
      <text:p text:style-name="P6"><text:span text:style-name="T39">&lt;</text:span><text:span text:style-name="T9">body</text:span><text:span text:style-name="T39">&gt;</text:span></text:p>
      <text:p text:style-name="P6"><text:span text:style-name="T39">&lt;</text:span><text:span text:style-name="T9">h1</text:span><text:span text:style-name="T39">&gt;</text:span>About<text:span text:style-name="T39">&lt;/</text:span><text:span text:style-name="T9">h1</text:span><text:span text:style-name="T39">&gt;</text:span></text:p>
      <text:p text:style-name="P6"><text:span text:style-name="T39">&lt;/</text:span><text:span text:style-name="T9">body</text:span><text:span text:style-name="T39">&gt;</text:span></text:p>
      <text:p text:style-name="P15"/>
      <text:p text:style-name="P6"><text:span text:style-name="T39">&lt;/</text:span><text:span text:style-name="T9">html</text:span><text:span text:style-name="T39">&gt;</text:span></text:p>
      <text:p text:style-name="P78"><text:span text:style-name="T26"/></text:p>
      <text:p text:style-name="P78"><text:span text:style-name="T26">/home/zorica/vezbamnodejs/nodsajutuba/public/404.html</text:span></text:p>
      <text:p text:style-name="P61"><text:span text:style-name="T32">&lt;!</text:span><text:span text:style-name="T27">DOCTYPE</text:span><text:span text:style-name="T28"> </text:span><text:span text:style-name="T29">html</text:span><text:span text:style-name="T32">&gt;</text:span></text:p>
      <text:p text:style-name="P6"><text:span text:style-name="T39">&lt;</text:span><text:span text:style-name="T9">html</text:span> <text:span text:style-name="T3">lang</text:span>=<text:span text:style-name="T5">"en"</text:span><text:span text:style-name="T39">&gt;</text:span></text:p>
      <text:p text:style-name="P15"/>
      <text:p text:style-name="P6"><text:span text:style-name="T39">&lt;</text:span><text:span text:style-name="T9">head</text:span><text:span text:style-name="T39">&gt;</text:span></text:p>
      <text:p text:style-name="P6"><text:span text:style-name="T39">&lt;</text:span><text:span text:style-name="T9">meta</text:span> <text:span text:style-name="T3">charset</text:span>=<text:span text:style-name="T5">"UTF-8"</text:span> <text:span text:style-name="T39">/&gt;</text:span></text:p>
      <text:p text:style-name="P6"><text:span text:style-name="T3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 <text:span text:style-name="T39">/&gt;</text:span></text:p>
      <text:p text:style-name="P6"><text:span text:style-name="T3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 <text:span text:style-name="T39">/&gt;</text:span></text:p>
      <text:p text:style-name="P6"><text:span text:style-name="T39">&lt;</text:span><text:span text:style-name="T9">link</text:span> <text:span text:style-name="T3">rel</text:span>=<text:span text:style-name="T5">"stylesheet"</text:span> <text:span text:style-name="T3">href</text:span>=<text:span text:style-name="T5">"./css/style.css"</text:span> <text:span text:style-name="T39">/&gt;</text:span></text:p>
      <text:p text:style-name="P6"><text:span text:style-name="T39">&lt;</text:span><text:span text:style-name="T9">title</text:span><text:span text:style-name="T39">&gt;</text:span>Not Found<text:span text:style-name="T39">&lt;/</text:span><text:span text:style-name="T9">title</text:span><text:span text:style-name="T39">&gt;</text:span></text:p>
      <text:p text:style-name="P6"><text:span text:style-name="T39">&lt;/</text:span><text:span text:style-name="T9">head</text:span><text:span text:style-name="T39">&gt;</text:span></text:p>
      <text:p text:style-name="P15"/>
      <text:p text:style-name="P6"><text:span text:style-name="T39">&lt;</text:span><text:span text:style-name="T9">body</text:span><text:span text:style-name="T39">&gt;</text:span></text:p>
      <text:p text:style-name="P6"><text:span text:style-name="T39">&lt;</text:span><text:span text:style-name="T9">h1</text:span><text:span text:style-name="T39">&gt;</text:span>404 Not Found<text:span text:style-name="T39">&lt;/</text:span><text:span text:style-name="T9">h1</text:span><text:span text:style-name="T39">&gt;</text:span></text:p>
      <text:p text:style-name="P6"><text:span text:style-name="T39">&lt;/</text:span><text:span text:style-name="T9">body</text:span><text:span text:style-name="T39">&gt;</text:span></text:p>
      <text:p text:style-name="P15"/>
      <text:p text:style-name="P6"><text:span text:style-name="T39">&lt;/</text:span><text:span text:style-name="T9">html</text:span><text:span text:style-name="T39">&gt;</text:span></text:p>
      <text:p text:style-name="P78"><text:span text:style-name="T26"/></text:p>
      <text:p text:style-name="P78"><text:span text:style-name="T26">/home/zorica/vezbamnodejs/nodsajutuba/public/css/style.css</text:span></text:p>
      <text:p text:style-name="P61"><text:span text:style-name="T33">body</text:span><text:span text:style-name="T28"> {</text:span></text:p>
      <text:p text:style-name="P6"><text:span text:style-name="T3">background</text:span>: <text:span text:style-name="T5">#333</text:span>;</text:p>
      <text:p text:style-name="P6"><text:span text:style-name="T3">color</text:span>: <text:span text:style-name="T5">#fff</text:span>;</text:p>
      <text:p text:style-name="P6">}</text:p>
      <text:p text:style-name="P78"><text:span text:style-name="T26"/></text:p>
      <text:p text:style-name="P79"><text:span text:style-name="T26">I sve funkcionise nicely.</text:span></text:p>
      <text:p text:style-name="P80"><text:span text:style-name="T26">Kada se udje u alatke za programere uradi se reload i onda prikaze sve kao i njemu.</text:span></text:p>
      <text:p text:style-name="P80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Lucida Grande', 'Lucida Sans Unicode', 'Lucida Sans', Verdana, Tahoma, sans-serif"/>
    <style:font-face style:name="Lohit Devanagari1" svg:font-family="'Lohit Devanagari'"/>
    <style:font-face style:name="SFMono-Regular" svg:font-family="SFMono-Regular, Menlo, Consolas, 'Liberation Mono', 'Courier New', monospace"/>
    <style:font-face style:name="Times New Roman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43:59.914746058</meta:creation-date>
    <meta:generator>LibreOffice/6.0.7.3$Linux_X86_64 LibreOffice_project/00m0$Build-3</meta:generator>
    <dc:date>2019-06-28T12:57:43.429932658</dc:date>
    <meta:editing-duration>PT3H20M42S</meta:editing-duration>
    <meta:editing-cycles>16</meta:editing-cycles>
    <meta:document-statistic meta:table-count="0" meta:image-count="0" meta:object-count="0" meta:page-count="14" meta:paragraph-count="530" meta:word-count="1673" meta:character-count="14620" meta:non-whitespace-character-count="13367"/>
  </office:meta>
</office:document-meta>
</file>